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Purisa" svg:font-family="Purisa" style:font-pitch="variable"/>
    <style:font-face style:name="Tahoma1" svg:font-family="Tahoma" style:font-pitch="variable"/>
    <style:font-face style:name="Times New Roman2" svg:font-family="'Times New Roman'" style:font-pitch="variable"/>
    <style:font-face style:name="Castellar" svg:font-family="Castel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15cm" draw:marker-end-width="0.515cm" draw:fill="solid" draw:fill-color="#00660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5.45cm"/>
    </style:style>
    <style:style style:name="gr3" style:family="graphic" style:parent-style-name="standard">
      <style:graphic-properties draw:stroke="none" svg:stroke-color="#000000" draw:fill="none" draw:fill-color="#ffffff" fo:min-height="1.415cm"/>
    </style:style>
    <style:style style:name="gr4" style:family="graphic" style:parent-style-name="standard">
      <style:graphic-properties draw:stroke="none" svg:stroke-color="#000000" draw:fill="none" draw:fill-color="#ffffff" fo:min-height="0.441cm"/>
    </style:style>
    <style:style style:name="gr5" style:family="graphic" style:parent-style-name="standard">
      <style:graphic-properties draw:stroke="none" svg:stroke-color="#000000" draw:fill="none" draw:fill-color="#ffffff" fo:min-height="1.486cm"/>
    </style:style>
    <style:style style:name="gr6" style:family="graphic" style:parent-style-name="standard">
      <style:graphic-properties draw:stroke="none" svg:stroke-color="#000000" draw:fill="none" draw:fill-color="#ffffff" fo:min-height="1.051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svg:stroke-width="0.1cm" svg:stroke-color="#000000" draw:marker-start-width="0.515cm" draw:marker-end-width="0.515cm" draw:fill="solid" draw:fill-color="#99000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515cm" draw:marker-end-width="0.515cm" draw:fill="solid" draw:fill-color="#000080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Castellar" fo:font-size="120pt" fo:font-weight="normal" style:font-size-asian="120pt" style:font-weight-asian="normal" style:font-size-complex="120pt" style:font-weight-complex="normal"/>
    </style:style>
    <style:style style:name="P3" style:family="paragraph">
      <style:paragraph-properties fo:text-align="end" style:text-autospace="none" style:line-break="normal" style:writing-mode="page"/>
      <style:text-properties fo:hyphenate="false"/>
    </style:style>
    <style:style style:name="P4" style:family="paragraph">
      <style:paragraph-properties fo:text-align="end" style:text-autospace="none" style:line-break="normal" style:writing-mode="page"/>
      <style:text-properties fo:font-size="14pt" fo:font-style="italic" fo:text-shadow="1pt 1pt" style:font-size-asian="14pt" style:font-style-asian="italic" style:font-size-complex="14pt" style:font-style-complex="italic" fo:hyphenate="false"/>
    </style:style>
    <style:style style:name="P5" style:family="paragraph">
      <style:text-properties fo:color="#ffffff" style:font-name="Purisa" fo:font-size="8pt" fo:font-weight="normal" style:font-size-asian="8pt" style:font-weight-asian="normal" style:font-size-complex="8pt" style:font-weight-complex="normal"/>
    </style:style>
    <style:style style:name="P6" style:family="paragraph">
      <style:text-properties style:use-window-font-color="true" style:font-name="Purisa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end" style:text-autospace="none" style:line-break="normal" style:writing-mode="page"/>
      <style:text-properties fo:color="#ffd320" style:text-outline="false" style:text-line-through-style="none" style:text-line-through-type="none" style:font-name="Arial Black" fo:font-size="14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italic" style:font-weight-asian="normal" style:font-name-complex="Arial1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font-name="Castellar" fo:font-size="120pt" fo:font-weight="normal" style:font-size-asian="120pt" style:font-weight-asian="normal" style:font-size-complex="120pt" style:font-weight-complex="normal"/>
    </style:style>
    <style:style style:name="T2" style:family="text">
      <style:text-properties fo:color="#ffd320" style:text-outline="false" style:text-line-through-style="none" style:text-line-through-type="none" style:font-name="Arial Black" fo:font-size="10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italic" style:font-weight-asian="normal" style:font-name-complex="Arial1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Purisa" fo:font-size="8pt" fo:font-weight="normal" style:font-size-asian="8pt" style:font-weight-asian="normal" style:font-size-complex="8pt" style:font-weight-complex="normal"/>
    </style:style>
    <style:style style:name="T4" style:family="text">
      <style:text-properties fo:color="#ffffff" style:font-name="Purisa" fo:font-size="8pt" fo:font-weight="bold" style:font-size-asian="8pt" style:font-weight-asian="bold" style:font-size-complex="8pt" style:font-weight-complex="bold"/>
    </style:style>
    <style:style style:name="T5" style:family="text">
      <style:text-properties style:use-window-font-color="true" style:font-name="Purisa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6.5cm" svg:height="9cm" svg:x="1.9cm" svg:y="1.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3.094cm">
          <draw:text-box>
            <text:p text:style-name="P1"><text:span text:style-name="T1">V</text:span></text:p>
          </draw:text-box>
        </draw:frame>
        <draw:frame draw:style-name="gr3" draw:text-style-name="P4" draw:layer="layout" svg:width="6.3cm" svg:height="1.665cm" svg:x="1.858cm" svg:y="1.394cm">
          <draw:text-box>
            <text:p text:style-name="P3"><text:span text:style-name="T2">Simplicidade</text:span></text:p>
          </draw:text-box>
        </draw:frame>
        <draw:frame draw:style-name="gr4" draw:text-style-name="P5" draw:layer="layout" svg:width="4.1cm" svg:height="0.691cm" svg:x="4.1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1" draw:text-style-name="P1" draw:layer="layout" svg:width="6.5cm" svg:height="9cm" svg:x="8.4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3.094cm">
          <draw:text-box>
            <text:p text:style-name="P1"><text:span text:style-name="T1">V</text:span></text:p>
          </draw:text-box>
        </draw:frame>
        <draw:frame draw:style-name="gr5" draw:text-style-name="P4" draw:layer="layout" svg:width="6.3cm" svg:height="1.736cm" svg:x="8.458cm" svg:y="1.394cm">
          <draw:text-box>
            <text:p text:style-name="P3"><text:span text:style-name="T2">Simplicidade</text:span></text:p>
            <text:p text:style-name="P3"><text:span text:style-name="T2"/></text:p>
          </draw:text-box>
        </draw:frame>
        <draw:frame draw:style-name="gr4" draw:text-style-name="P5" draw:layer="layout" svg:width="4.1cm" svg:height="0.691cm" svg:x="10.7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5.858cm" svg:y="2.894cm">
          <draw:text-box>
            <text:p text:style-name="P1"><text:span text:style-name="T1">S</text:span></text:p>
          </draw:text-box>
        </draw:frame>
        <draw:custom-shape draw:style-name="gr1" draw:text-style-name="P1" draw:layer="layout" svg:width="6.5cm" svg:height="9cm" svg:x="1.8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12.194cm">
          <draw:text-box>
            <text:p text:style-name="P1"><text:span text:style-name="T1">V</text:span></text:p>
          </draw:text-box>
        </draw:frame>
        <draw:frame draw:style-name="gr6" draw:text-style-name="P4" draw:layer="layout" svg:width="6.3cm" svg:height="1.301cm" svg:x="1.858cm" svg:y="10.494cm">
          <draw:text-box>
            <text:p text:style-name="P3"><text:span text:style-name="T2">Feedback</text:span></text:p>
          </draw:text-box>
        </draw:frame>
        <draw:frame draw:style-name="gr4" draw:text-style-name="P5" draw:layer="layout" svg:width="4.1cm" svg:height="0.691cm" svg:x="4.1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1" draw:text-style-name="P1" draw:layer="layout" svg:width="6.5cm" svg:height="9cm" svg:x="8.4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12.194cm">
          <draw:text-box>
            <text:p text:style-name="P1"><text:span text:style-name="T1">V</text:span></text:p>
          </draw:text-box>
        </draw:frame>
        <draw:frame draw:style-name="gr6" draw:text-style-name="P4" draw:layer="layout" svg:width="6.3cm" svg:height="1.301cm" svg:x="8.458cm" svg:y="10.494cm">
          <draw:text-box>
            <text:p text:style-name="P3"><text:span text:style-name="T2">Feedback</text:span></text:p>
          </draw:text-box>
        </draw:frame>
        <draw:frame draw:style-name="gr4" draw:text-style-name="P5" draw:layer="layout" svg:width="4.1cm" svg:height="0.691cm" svg:x="10.7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6.846cm" svg:y="3.994cm">
          <draw:text-box>
            <text:p text:style-name="P1"><text:span text:style-name="T1">S</text:span></text:p>
          </draw:text-box>
        </draw:frame>
        <draw:custom-shape draw:style-name="gr1" draw:text-style-name="P1" draw:layer="layout" svg:width="6.5cm" svg:height="9cm" svg:x="15.0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3.094cm">
          <draw:text-box>
            <text:p text:style-name="P1"><text:span text:style-name="T1">V</text:span></text:p>
          </draw:text-box>
        </draw:frame>
        <draw:frame draw:style-name="gr3" draw:text-style-name="P4" draw:layer="layout" svg:width="6.3cm" svg:height="1.665cm" svg:x="15.058cm" svg:y="1.394cm">
          <draw:text-box>
            <text:p text:style-name="P3"><text:span text:style-name="T2">Comunicação</text:span></text:p>
          </draw:text-box>
        </draw:frame>
        <draw:frame draw:style-name="gr4" draw:text-style-name="P5" draw:layer="layout" svg:width="4.1cm" svg:height="0.691cm" svg:x="17.3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1" draw:text-style-name="P1" draw:layer="layout" svg:width="6.5cm" svg:height="9cm" svg:x="21.6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3.094cm">
          <draw:text-box>
            <text:p text:style-name="P1"><text:span text:style-name="T1">V</text:span></text:p>
          </draw:text-box>
        </draw:frame>
        <draw:frame draw:style-name="gr3" draw:text-style-name="P4" draw:layer="layout" svg:width="6.3cm" svg:height="1.665cm" svg:x="21.658cm" svg:y="1.394cm">
          <draw:text-box>
            <text:p text:style-name="P3"><text:span text:style-name="T2">Comunicação</text:span></text:p>
          </draw:text-box>
        </draw:frame>
        <draw:frame draw:style-name="gr4" draw:text-style-name="P5" draw:layer="layout" svg:width="4.1cm" svg:height="0.691cm" svg:x="23.9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1" draw:text-style-name="P1" draw:layer="layout" svg:width="6.5cm" svg:height="9cm" svg:x="15.0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12.194cm">
          <draw:text-box>
            <text:p text:style-name="P1"><text:span text:style-name="T1">V</text:span></text:p>
          </draw:text-box>
        </draw:frame>
        <draw:frame draw:style-name="gr6" draw:text-style-name="P4" draw:layer="layout" svg:width="6.3cm" svg:height="1.301cm" svg:x="15.058cm" svg:y="10.494cm">
          <draw:text-box>
            <text:p text:style-name="P3"><text:span text:style-name="T2">Coragem</text:span></text:p>
          </draw:text-box>
        </draw:frame>
        <draw:frame draw:style-name="gr4" draw:text-style-name="P5" draw:layer="layout" svg:width="4.1cm" svg:height="0.691cm" svg:x="17.3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1" draw:text-style-name="P1" draw:layer="layout" svg:width="6.5cm" svg:height="9cm" svg:x="21.6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12.194cm">
          <draw:text-box>
            <text:p text:style-name="P1"><text:span text:style-name="T1">V</text:span></text:p>
          </draw:text-box>
        </draw:frame>
        <draw:frame draw:style-name="gr6" draw:text-style-name="P4" draw:layer="layout" svg:width="6.3cm" svg:height="1.301cm" svg:x="21.658cm" svg:y="10.494cm">
          <draw:text-box>
            <text:p text:style-name="P3"><text:span text:style-name="T2">Coragem</text:span></text:p>
          </draw:text-box>
        </draw:frame>
        <draw:frame draw:style-name="gr4" draw:text-style-name="P5" draw:layer="layout" svg:width="4.1cm" svg:height="0.691cm" svg:x="23.9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</draw:page>
      <draw:page draw:name="page2" draw:style-name="dp1" draw:master-page-name="Padrão"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.9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5cm" svg:y="1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6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cm" svg:y="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0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8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9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9.9cm" svg:y="1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0.9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.9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.9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.9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9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9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1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9cm" svg:y="1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9cm" svg:y="1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9cm" svg:y="1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2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1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5.1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1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.1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.1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.1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1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1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1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.2cm" svg:y="1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0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9.4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5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12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10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11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6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9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.1cm" svg:y="19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cm" svg:y="13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1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19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3.3cm">
          <draw:text-box>
            <text:p><text:span text:style-name="T5">eXtreme Programming</text:span></text:p>
          </draw:text-box>
        </draw:frame>
      </draw:page>
      <draw:page draw:name="page3" draw:style-name="dp1" draw:master-page-name="Padrão">
        <draw:custom-shape draw:style-name="gr1" draw:text-style-name="P1" draw:layer="layout" svg:width="6.5cm" svg:height="9cm" svg:x="1.8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3.094cm">
          <draw:text-box>
            <text:p text:style-name="P1"><text:span text:style-name="T1">V</text:span></text:p>
          </draw:text-box>
        </draw:frame>
        <draw:frame draw:style-name="gr3" draw:text-style-name="P4" draw:layer="layout" svg:width="6.3cm" svg:height="1.665cm" svg:x="1.858cm" svg:y="1.394cm">
          <draw:text-box>
            <text:p text:style-name="P3"><text:span text:style-name="T2">Respeito</text:span></text:p>
          </draw:text-box>
        </draw:frame>
        <draw:frame draw:style-name="gr4" draw:text-style-name="P5" draw:layer="layout" svg:width="4.1cm" svg:height="0.691cm" svg:x="4.1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1" draw:text-style-name="P1" draw:layer="layout" svg:width="6.5cm" svg:height="9cm" svg:x="8.4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3.094cm">
          <draw:text-box>
            <text:p text:style-name="P1"><text:span text:style-name="T1">V</text:span></text:p>
          </draw:text-box>
        </draw:frame>
        <draw:frame draw:style-name="gr3" draw:text-style-name="P4" draw:layer="layout" svg:width="6.3cm" svg:height="1.665cm" svg:x="8.458cm" svg:y="1.394cm">
          <draw:text-box>
            <text:p text:style-name="P3"><text:span text:style-name="T2">Respeito</text:span></text:p>
          </draw:text-box>
        </draw:frame>
        <draw:frame draw:style-name="gr4" draw:text-style-name="P5" draw:layer="layout" svg:width="4.1cm" svg:height="0.691cm" svg:x="10.7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5.858cm" svg:y="2.894cm">
          <draw:text-box>
            <text:p text:style-name="P1"><text:span text:style-name="T1">S</text:span></text:p>
          </draw:text-box>
        </draw:frame>
        <draw:frame draw:style-name="gr2" draw:text-style-name="P2" draw:layer="layout" svg:width="6.5cm" svg:height="5.7cm" svg:x="15.058cm" svg:y="3.094cm">
          <draw:text-box>
            <text:p text:style-name="P1"><text:span text:style-name="T1">P</text:span></text:p>
          </draw:text-box>
        </draw:frame>
      </draw:page>
      <draw:page draw:name="page4" draw:style-name="dp1" draw:master-page-name="Padrão"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.9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5cm" svg:y="1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6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cm" svg:y="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0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8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9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9.9cm" svg:y="1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0.9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.9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.9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.9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9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9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1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9cm" svg:y="1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9cm" svg:y="1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9cm" svg:y="1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2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1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5.1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1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.1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.1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.1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1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1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1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.2cm" svg:y="1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0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9.4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5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12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10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11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6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9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.1cm" svg:y="19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cm" svg:y="13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1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19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3.3cm">
          <draw:text-box>
            <text:p><text:span text:style-name="T5">eXtreme Programming</text:span></text:p>
          </draw:text-box>
        </draw:frame>
      </draw:page>
      <draw:page draw:name="page5" draw:style-name="dp1" draw:master-page-name="Padrão">
        <draw:custom-shape draw:style-name="gr8" draw:text-style-name="P1" draw:layer="layout" svg:width="6.5cm" svg:height="9cm" svg:x="1.8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3.094cm">
          <draw:text-box>
            <text:p text:style-name="P1"><text:span text:style-name="T1">P</text:span></text:p>
          </draw:text-box>
        </draw:frame>
        <draw:frame draw:style-name="gr3" draw:text-style-name="P4" draw:layer="layout" svg:width="6.3cm" svg:height="1.665cm" svg:x="1.858cm" svg:y="1.394cm">
          <draw:text-box>
            <text:p text:style-name="P3"><text:span text:style-name="T2">O sistema contém muitos defeitos</text:span></text:p>
          </draw:text-box>
        </draw:frame>
        <draw:frame draw:style-name="gr4" draw:text-style-name="P5" draw:layer="layout" svg:width="4.1cm" svg:height="0.691cm" svg:x="4.1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8.4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3.094cm">
          <draw:text-box>
            <text:p text:style-name="P1"><text:span text:style-name="T1">P</text:span></text:p>
          </draw:text-box>
        </draw:frame>
        <draw:frame draw:style-name="gr3" draw:text-style-name="P4" draw:layer="layout" svg:width="6.3cm" svg:height="1.665cm" svg:x="8.458cm" svg:y="1.394cm">
          <draw:text-box>
            <text:p text:style-name="P3"><text:span text:style-name="T2">As histórias estão muito complicadas</text:span></text:p>
          </draw:text-box>
        </draw:frame>
        <draw:frame draw:style-name="gr4" draw:text-style-name="P5" draw:layer="layout" svg:width="4.1cm" svg:height="0.691cm" svg:x="10.7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5.858cm" svg:y="2.894cm">
          <draw:text-box>
            <text:p text:style-name="P1"><text:span text:style-name="T1">S</text:span></text:p>
          </draw:text-box>
        </draw:frame>
        <draw:custom-shape draw:style-name="gr8" draw:text-style-name="P1" draw:layer="layout" svg:width="6.5cm" svg:height="9cm" svg:x="1.8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12.194cm">
          <draw:text-box>
            <text:p text:style-name="P1"><text:span text:style-name="T1">P</text:span></text:p>
          </draw:text-box>
        </draw:frame>
        <draw:frame draw:style-name="gr6" draw:text-style-name="P4" draw:layer="layout" svg:width="6.3cm" svg:height="1.301cm" svg:x="1.858cm" svg:y="10.494cm">
          <draw:text-box>
            <text:p text:style-name="P3"><text:span text:style-name="T2">Código está inchado e frágil</text:span></text:p>
          </draw:text-box>
        </draw:frame>
        <draw:frame draw:style-name="gr4" draw:text-style-name="P5" draw:layer="layout" svg:width="4.1cm" svg:height="0.691cm" svg:x="4.1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8.4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12.194cm">
          <draw:text-box>
            <text:p text:style-name="P1"><text:span text:style-name="T1">P</text:span></text:p>
          </draw:text-box>
        </draw:frame>
        <draw:frame draw:style-name="gr6" draw:text-style-name="P4" draw:layer="layout" svg:width="6.3cm" svg:height="1.736cm" svg:x="8.5cm" svg:y="10.5cm">
          <draw:text-box>
            <text:p text:style-name="P3"><text:span text:style-name="T2">A equipe não consegue ou não quer ter um espaço aberto de trabalho</text:span></text:p>
          </draw:text-box>
        </draw:frame>
        <draw:frame draw:style-name="gr4" draw:text-style-name="P5" draw:layer="layout" svg:width="4.1cm" svg:height="0.691cm" svg:x="10.7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6.846cm" svg:y="3.994cm">
          <draw:text-box>
            <text:p text:style-name="P1"><text:span text:style-name="T1">S</text:span></text:p>
          </draw:text-box>
        </draw:frame>
        <draw:custom-shape draw:style-name="gr8" draw:text-style-name="P1" draw:layer="layout" svg:width="6.5cm" svg:height="9cm" svg:x="15.0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3.094cm">
          <draw:text-box>
            <text:p text:style-name="P1"><text:span text:style-name="T1">P</text:span></text:p>
          </draw:text-box>
        </draw:frame>
        <draw:frame draw:style-name="gr3" draw:text-style-name="P4" draw:layer="layout" svg:width="6.3cm" svg:height="1.665cm" svg:x="15.058cm" svg:y="1.394cm">
          <draw:text-box>
            <text:p text:style-name="P3"><text:span text:style-name="T2">Código tem pouca cobertura de teste</text:span></text:p>
          </draw:text-box>
        </draw:frame>
        <draw:frame draw:style-name="gr4" draw:text-style-name="P5" draw:layer="layout" svg:width="4.1cm" svg:height="0.691cm" svg:x="17.3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21.6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3.094cm">
          <draw:text-box>
            <text:p text:style-name="P1"><text:span text:style-name="T1">P</text:span></text:p>
          </draw:text-box>
        </draw:frame>
        <draw:frame draw:style-name="gr3" draw:text-style-name="P4" draw:layer="layout" svg:width="6.3cm" svg:height="1.736cm" svg:x="21.658cm" svg:y="1.394cm">
          <draw:text-box>
            <text:p text:style-name="P3"><text:span text:style-name="T2">O time não tem permissões essenciais no banco de dados/ambiente</text:span></text:p>
          </draw:text-box>
        </draw:frame>
        <draw:frame draw:style-name="gr4" draw:text-style-name="P5" draw:layer="layout" svg:width="4.1cm" svg:height="0.691cm" svg:x="23.9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15.0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12.194cm">
          <draw:text-box>
            <text:p text:style-name="P1"><text:span text:style-name="T1">P</text:span></text:p>
          </draw:text-box>
        </draw:frame>
        <draw:frame draw:style-name="gr6" draw:text-style-name="P4" draw:layer="layout" svg:width="6.3cm" svg:height="1.736cm" svg:x="15.058cm" svg:y="10.494cm">
          <draw:text-box>
            <text:p text:style-name="P3"><text:span text:style-name="T2">Os programadores não fazem rodízio de tarefas especializadas</text:span></text:p>
          </draw:text-box>
        </draw:frame>
        <draw:frame draw:style-name="gr4" draw:text-style-name="P5" draw:layer="layout" svg:width="4.1cm" svg:height="0.691cm" svg:x="17.3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21.6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12.194cm">
          <draw:text-box>
            <text:p text:style-name="P1"><text:span text:style-name="T1">P</text:span></text:p>
          </draw:text-box>
        </draw:frame>
        <draw:frame draw:style-name="gr6" draw:text-style-name="P4" draw:layer="layout" svg:width="6.3cm" svg:height="1.301cm" svg:x="21.658cm" svg:y="10.494cm">
          <draw:text-box>
            <text:p text:style-name="P3"><text:span text:style-name="T2">Tarefas incompletas ao final da iteração</text:span></text:p>
          </draw:text-box>
        </draw:frame>
        <draw:frame draw:style-name="gr4" draw:text-style-name="P5" draw:layer="layout" svg:width="4.1cm" svg:height="0.691cm" svg:x="23.9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</draw:page>
      <draw:page draw:name="page6" draw:style-name="dp1" draw:master-page-name="Padrão"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.9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5cm" svg:y="1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6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cm" svg:y="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0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8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9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9.9cm" svg:y="1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0.9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.9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.9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.9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9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9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1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9cm" svg:y="1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9cm" svg:y="1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9cm" svg:y="1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2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1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5.1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1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.1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.1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.1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1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1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1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.2cm" svg:y="1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0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9.4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5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12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10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11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6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9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.1cm" svg:y="19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cm" svg:y="13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1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19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3.3cm">
          <draw:text-box>
            <text:p><text:span text:style-name="T5">eXtreme Programming</text:span></text:p>
          </draw:text-box>
        </draw:frame>
      </draw:page>
      <draw:page draw:name="page7" draw:style-name="dp1" draw:master-page-name="Padrão">
        <draw:custom-shape draw:style-name="gr8" draw:text-style-name="P1" draw:layer="layout" svg:width="6.5cm" svg:height="9cm" svg:x="1.8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3.094cm">
          <draw:text-box>
            <text:p text:style-name="P1"><text:span text:style-name="T1">P</text:span></text:p>
          </draw:text-box>
        </draw:frame>
        <draw:frame draw:style-name="gr3" draw:text-style-name="P4" draw:layer="layout" svg:width="6.3cm" svg:height="1.665cm" svg:x="1.858cm" svg:y="1.394cm">
          <draw:text-box>
            <text:p text:style-name="P3"><text:span text:style-name="T2">A velocidade da equipe</text:span></text:p>
            <text:p text:style-name="P3"><text:span text:style-name="T2">oscila demais</text:span></text:p>
          </draw:text-box>
        </draw:frame>
        <draw:frame draw:style-name="gr4" draw:text-style-name="P5" draw:layer="layout" svg:width="4.1cm" svg:height="0.691cm" svg:x="4.1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8.4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3.094cm">
          <draw:text-box>
            <text:p text:style-name="P1"><text:span text:style-name="T1">P</text:span></text:p>
          </draw:text-box>
        </draw:frame>
        <draw:frame draw:style-name="gr3" draw:text-style-name="P4" draw:layer="layout" svg:width="6.3cm" svg:height="1.665cm" svg:x="8.458cm" svg:y="1.394cm">
          <draw:text-box>
            <text:p text:style-name="P3"><text:span text:style-name="T2">Os programadores não têm detalhes das histórias</text:span></text:p>
          </draw:text-box>
        </draw:frame>
        <draw:frame draw:style-name="gr4" draw:text-style-name="P5" draw:layer="layout" svg:width="4.1cm" svg:height="0.691cm" svg:x="10.7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5.858cm" svg:y="2.894cm">
          <draw:text-box>
            <text:p text:style-name="P1"><text:span text:style-name="T1">S</text:span></text:p>
          </draw:text-box>
        </draw:frame>
        <draw:custom-shape draw:style-name="gr8" draw:text-style-name="P1" draw:layer="layout" svg:width="6.5cm" svg:height="9cm" svg:x="1.8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12.194cm">
          <draw:text-box>
            <text:p text:style-name="P1"><text:span text:style-name="T1">P</text:span></text:p>
          </draw:text-box>
        </draw:frame>
        <draw:frame draw:style-name="gr6" draw:text-style-name="P4" draw:layer="layout" svg:width="6.3cm" svg:height="1.301cm" svg:x="1.858cm" svg:y="10.494cm">
          <draw:text-box>
            <text:p text:style-name="P3"><text:span text:style-name="T2">Os programadores têm pouco contato com o cliente</text:span></text:p>
          </draw:text-box>
        </draw:frame>
        <draw:frame draw:style-name="gr4" draw:text-style-name="P5" draw:layer="layout" svg:width="4.1cm" svg:height="0.691cm" svg:x="4.1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8.4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12.194cm">
          <draw:text-box>
            <text:p text:style-name="P1"><text:span text:style-name="T1">P</text:span></text:p>
          </draw:text-box>
        </draw:frame>
        <draw:frame draw:style-name="gr6" draw:text-style-name="P4" draw:layer="layout" svg:width="6.3cm" svg:height="1.301cm" svg:x="8.458cm" svg:y="10.494cm">
          <draw:text-box>
            <text:p text:style-name="P3"><text:span text:style-name="T2">Os programadores têm pouco contato com o cliente</text:span></text:p>
          </draw:text-box>
        </draw:frame>
        <draw:frame draw:style-name="gr4" draw:text-style-name="P5" draw:layer="layout" svg:width="4.1cm" svg:height="0.691cm" svg:x="10.7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6.846cm" svg:y="3.994cm">
          <draw:text-box>
            <text:p text:style-name="P1"><text:span text:style-name="T1">S</text:span></text:p>
          </draw:text-box>
        </draw:frame>
        <draw:custom-shape draw:style-name="gr8" draw:text-style-name="P1" draw:layer="layout" svg:width="6.5cm" svg:height="9cm" svg:x="15.0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3.094cm">
          <draw:text-box>
            <text:p text:style-name="P1"><text:span text:style-name="T1">P</text:span></text:p>
          </draw:text-box>
        </draw:frame>
        <draw:frame draw:style-name="gr3" draw:text-style-name="P4" draw:layer="layout" svg:width="6.3cm" svg:height="1.665cm" svg:x="15.058cm" svg:y="1.394cm">
          <draw:text-box>
            <text:p text:style-name="P3"><text:span text:style-name="T2">O departamento de QA quer a especificação dos requisitos</text:span></text:p>
          </draw:text-box>
        </draw:frame>
        <draw:frame draw:style-name="gr4" draw:text-style-name="P5" draw:layer="layout" svg:width="4.1cm" svg:height="0.691cm" svg:x="17.3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21.6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3.094cm">
          <draw:text-box>
            <text:p text:style-name="P1"><text:span text:style-name="T1">P</text:span></text:p>
          </draw:text-box>
        </draw:frame>
        <draw:frame draw:style-name="gr3" draw:text-style-name="P4" draw:layer="layout" svg:width="6.3cm" svg:height="1.665cm" svg:x="21.658cm" svg:y="1.394cm">
          <draw:text-box>
            <text:p text:style-name="P3"><text:span text:style-name="T2">Cliente não ajuda a</text:span></text:p>
            <text:p text:style-name="P3"><text:span text:style-name="T2">testar o sistema</text:span></text:p>
          </draw:text-box>
        </draw:frame>
        <draw:frame draw:style-name="gr4" draw:text-style-name="P5" draw:layer="layout" svg:width="4.1cm" svg:height="0.691cm" svg:x="23.9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15.0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12.194cm">
          <draw:text-box>
            <text:p text:style-name="P1"><text:span text:style-name="T1">P</text:span></text:p>
          </draw:text-box>
        </draw:frame>
        <draw:frame draw:style-name="gr6" draw:text-style-name="P4" draw:layer="layout" svg:width="6.3cm" svg:height="1.736cm" svg:x="15.058cm" svg:y="10.494cm">
          <draw:text-box>
            <text:p text:style-name="P3"><text:span text:style-name="T2">Reuniões diárias de pé demoram muito ou não acontecem</text:span></text:p>
          </draw:text-box>
        </draw:frame>
        <draw:frame draw:style-name="gr4" draw:text-style-name="P5" draw:layer="layout" svg:width="4.1cm" svg:height="0.691cm" svg:x="17.3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21.6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12.194cm">
          <draw:text-box>
            <text:p text:style-name="P1"><text:span text:style-name="T1">P</text:span></text:p>
          </draw:text-box>
        </draw:frame>
        <draw:frame draw:style-name="gr6" draw:text-style-name="P4" draw:layer="layout" svg:width="6.3cm" svg:height="1.736cm" svg:x="21.658cm" svg:y="10.494cm">
          <draw:text-box>
            <text:p text:style-name="P3"><text:span text:style-name="T2">Os membros da equipe do cliente contradizem uns aos outros</text:span></text:p>
          </draw:text-box>
        </draw:frame>
        <draw:frame draw:style-name="gr4" draw:text-style-name="P5" draw:layer="layout" svg:width="4.1cm" svg:height="0.691cm" svg:x="23.9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</draw:page>
      <draw:page draw:name="page8" draw:style-name="dp1" draw:master-page-name="Padrão"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.9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5cm" svg:y="1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6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cm" svg:y="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0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8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9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9.9cm" svg:y="1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0.9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.9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.9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.9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9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9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1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9cm" svg:y="1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9cm" svg:y="1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9cm" svg:y="1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2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1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5.1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1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.1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.1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.1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1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1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1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.2cm" svg:y="1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0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9.4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5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12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10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11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6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9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.1cm" svg:y="19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cm" svg:y="13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1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19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3.3cm">
          <draw:text-box>
            <text:p><text:span text:style-name="T5">eXtreme Programming</text:span></text:p>
          </draw:text-box>
        </draw:frame>
      </draw:page>
      <draw:page draw:name="page9" draw:style-name="dp1" draw:master-page-name="Padrão">
        <draw:custom-shape draw:style-name="gr8" draw:text-style-name="P1" draw:layer="layout" svg:width="6.5cm" svg:height="9cm" svg:x="1.8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3.094cm">
          <draw:text-box>
            <text:p text:style-name="P1"><text:span text:style-name="T1">P</text:span></text:p>
          </draw:text-box>
        </draw:frame>
        <draw:frame draw:style-name="gr3" draw:text-style-name="P4" draw:layer="layout" svg:width="6.3cm" svg:height="1.665cm" svg:x="1.858cm" svg:y="1.394cm">
          <draw:text-box>
            <text:p text:style-name="P3"><text:span text:style-name="T2">A equipe não enfrenta problemas já conhecidos</text:span></text:p>
          </draw:text-box>
        </draw:frame>
        <draw:frame draw:style-name="gr4" draw:text-style-name="P5" draw:layer="layout" svg:width="4.1cm" svg:height="0.691cm" svg:x="4.1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8.4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3.094cm">
          <draw:text-box>
            <text:p text:style-name="P1"><text:span text:style-name="T1">P</text:span></text:p>
          </draw:text-box>
        </draw:frame>
        <draw:frame draw:style-name="gr3" draw:text-style-name="P4" draw:layer="layout" svg:width="6.3cm" svg:height="1.665cm" svg:x="8.458cm" svg:y="1.394cm">
          <draw:text-box>
            <text:p text:style-name="P3"><text:span text:style-name="T2">A gestão quer documentação de sistema</text:span></text:p>
          </draw:text-box>
        </draw:frame>
        <draw:frame draw:style-name="gr4" draw:text-style-name="P5" draw:layer="layout" svg:width="4.1cm" svg:height="0.691cm" svg:x="10.7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5.858cm" svg:y="2.894cm">
          <draw:text-box>
            <text:p text:style-name="P1"><text:span text:style-name="T1">S</text:span></text:p>
          </draw:text-box>
        </draw:frame>
        <draw:custom-shape draw:style-name="gr8" draw:text-style-name="P1" draw:layer="layout" svg:width="6.5cm" svg:height="9cm" svg:x="1.8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12.194cm">
          <draw:text-box>
            <text:p text:style-name="P1"><text:span text:style-name="T1">P</text:span></text:p>
          </draw:text-box>
        </draw:frame>
        <draw:frame draw:style-name="gr6" draw:text-style-name="P4" draw:layer="layout" svg:width="6.3cm" svg:height="1.301cm" svg:x="1.858cm" svg:y="10.494cm">
          <draw:text-box>
            <text:p text:style-name="P3"><text:span text:style-name="T2">Cliente “proxy” não entende as necessidades do cliente</text:span></text:p>
          </draw:text-box>
        </draw:frame>
        <draw:frame draw:style-name="gr4" draw:text-style-name="P5" draw:layer="layout" svg:width="4.1cm" svg:height="0.691cm" svg:x="4.1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8.4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12.194cm">
          <draw:text-box>
            <text:p text:style-name="P1"><text:span text:style-name="T1">P</text:span></text:p>
          </draw:text-box>
        </draw:frame>
        <draw:frame draw:style-name="gr6" draw:text-style-name="P4" draw:layer="layout" svg:width="6.3cm" svg:height="1.301cm" svg:x="8.458cm" svg:y="10.494cm">
          <draw:text-box>
            <text:p text:style-name="P3"><text:span text:style-name="T2">Os testes rodam muito devagar</text:span></text:p>
          </draw:text-box>
        </draw:frame>
        <draw:frame draw:style-name="gr4" draw:text-style-name="P5" draw:layer="layout" svg:width="4.1cm" svg:height="0.691cm" svg:x="10.7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6.846cm" svg:y="3.994cm">
          <draw:text-box>
            <text:p text:style-name="P1"><text:span text:style-name="T1">S</text:span></text:p>
          </draw:text-box>
        </draw:frame>
        <draw:custom-shape draw:style-name="gr8" draw:text-style-name="P1" draw:layer="layout" svg:width="6.5cm" svg:height="9cm" svg:x="15.0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3.094cm">
          <draw:text-box>
            <text:p text:style-name="P1"><text:span text:style-name="T1">P</text:span></text:p>
          </draw:text-box>
        </draw:frame>
        <draw:frame draw:style-name="gr3" draw:text-style-name="P4" draw:layer="layout" svg:width="6.3cm" svg:height="1.736cm" svg:x="15.058cm" svg:y="1.394cm">
          <draw:text-box>
            <text:p text:style-name="P3"><text:span text:style-name="T2">A equipe é solicitada a produzir muito além da</text:span></text:p>
            <text:p text:style-name="P3"><text:span text:style-name="T2">sua capacidade</text:span></text:p>
          </draw:text-box>
        </draw:frame>
        <draw:frame draw:style-name="gr4" draw:text-style-name="P5" draw:layer="layout" svg:width="4.1cm" svg:height="0.691cm" svg:x="17.3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21.6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3.094cm">
          <draw:text-box>
            <text:p text:style-name="P1"><text:span text:style-name="T1">P</text:span></text:p>
          </draw:text-box>
        </draw:frame>
        <draw:frame draw:style-name="gr3" draw:text-style-name="P4" draw:layer="layout" svg:width="6.3cm" svg:height="1.665cm" svg:x="21.658cm" svg:y="1.394cm">
          <draw:text-box>
            <text:p text:style-name="P3"><text:span text:style-name="T2">O coach resolve as tarefas técnicas mais difíceis</text:span></text:p>
          </draw:text-box>
        </draw:frame>
        <draw:frame draw:style-name="gr4" draw:text-style-name="P5" draw:layer="layout" svg:width="4.1cm" svg:height="0.691cm" svg:x="23.9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15.0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12.194cm">
          <draw:text-box>
            <text:p text:style-name="P1"><text:span text:style-name="T1">P</text:span></text:p>
          </draw:text-box>
        </draw:frame>
        <draw:frame draw:style-name="gr6" draw:text-style-name="P4" draw:layer="layout" svg:width="6.3cm" svg:height="1.301cm" svg:x="15.058cm" svg:y="10.494cm">
          <draw:text-box>
            <text:p text:style-name="P3"><text:span text:style-name="T2">A complexidade obscurece soluções simples</text:span></text:p>
          </draw:text-box>
        </draw:frame>
        <draw:frame draw:style-name="gr4" draw:text-style-name="P5" draw:layer="layout" svg:width="4.1cm" svg:height="0.691cm" svg:x="17.3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21.6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12.194cm">
          <draw:text-box>
            <text:p text:style-name="P1"><text:span text:style-name="T1">P</text:span></text:p>
          </draw:text-box>
        </draw:frame>
        <draw:frame draw:style-name="gr6" draw:text-style-name="P4" draw:layer="layout" svg:width="6.3cm" svg:height="1.301cm" svg:x="21.658cm" svg:y="10.494cm">
          <draw:text-box>
            <text:p text:style-name="P3"><text:span text:style-name="T2">A programação em pares gera confusão</text:span></text:p>
          </draw:text-box>
        </draw:frame>
        <draw:frame draw:style-name="gr4" draw:text-style-name="P5" draw:layer="layout" svg:width="4.1cm" svg:height="0.691cm" svg:x="23.9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</draw:page>
      <draw:page draw:name="page10" draw:style-name="dp1" draw:master-page-name="Padrão"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.9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5cm" svg:y="1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6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cm" svg:y="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0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8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9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9.9cm" svg:y="1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0.9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.9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.9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.9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9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9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1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9cm" svg:y="1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9cm" svg:y="1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9cm" svg:y="1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2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1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5.1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1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.1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.1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.1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1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1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1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.2cm" svg:y="1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0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9.4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5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12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10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11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6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9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.1cm" svg:y="19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cm" svg:y="13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1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19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3.3cm">
          <draw:text-box>
            <text:p><text:span text:style-name="T5">eXtreme Programming</text:span></text:p>
          </draw:text-box>
        </draw:frame>
      </draw:page>
      <draw:page draw:name="page11" draw:style-name="dp1" draw:master-page-name="Padrão">
        <draw:custom-shape draw:style-name="gr8" draw:text-style-name="P1" draw:layer="layout" svg:width="6.5cm" svg:height="9cm" svg:x="1.8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3.094cm">
          <draw:text-box>
            <text:p text:style-name="P1"><text:span text:style-name="T1">P</text:span></text:p>
          </draw:text-box>
        </draw:frame>
        <draw:frame draw:style-name="gr3" draw:text-style-name="P4" draw:layer="layout" svg:width="6.3cm" svg:height="1.665cm" svg:x="1.858cm" svg:y="1.394cm">
          <draw:text-box>
            <text:p text:style-name="P3"><text:span text:style-name="T2"><text:s/></text:span><text:span text:style-name="T2">O código duplicado gera inúmeros defeitos</text:span></text:p>
          </draw:text-box>
        </draw:frame>
        <draw:frame draw:style-name="gr4" draw:text-style-name="P5" draw:layer="layout" svg:width="4.1cm" svg:height="0.691cm" svg:x="4.1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8.4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3.094cm">
          <draw:text-box>
            <text:p text:style-name="P1"><text:span text:style-name="T1">P</text:span></text:p>
          </draw:text-box>
        </draw:frame>
        <draw:frame draw:style-name="gr3" draw:text-style-name="P4" draw:layer="layout" svg:width="6.3cm" svg:height="1.665cm" svg:x="8.458cm" svg:y="1.394cm">
          <draw:text-box>
            <text:p text:style-name="P3"><text:span text:style-name="T2">O time tem vários padrões de codificação</text:span></text:p>
          </draw:text-box>
        </draw:frame>
        <draw:frame draw:style-name="gr4" draw:text-style-name="P5" draw:layer="layout" svg:width="4.1cm" svg:height="0.691cm" svg:x="10.7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5.858cm" svg:y="2.894cm">
          <draw:text-box>
            <text:p text:style-name="P1"><text:span text:style-name="T1">S</text:span></text:p>
          </draw:text-box>
        </draw:frame>
        <draw:custom-shape draw:style-name="gr8" draw:text-style-name="P1" draw:layer="layout" svg:width="6.5cm" svg:height="9cm" svg:x="1.8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12.194cm">
          <draw:text-box>
            <text:p text:style-name="P1"><text:span text:style-name="T1">P</text:span></text:p>
          </draw:text-box>
        </draw:frame>
        <draw:frame draw:style-name="gr6" draw:text-style-name="P4" draw:layer="layout" svg:width="6.3cm" svg:height="1.301cm" svg:x="1.858cm" svg:y="10.494cm">
          <draw:text-box>
            <text:p text:style-name="P3"><text:span text:style-name="T2">O código é difícil de entender</text:span></text:p>
          </draw:text-box>
        </draw:frame>
        <draw:frame draw:style-name="gr4" draw:text-style-name="P5" draw:layer="layout" svg:width="4.1cm" svg:height="0.691cm" svg:x="4.1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8.4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12.194cm">
          <draw:text-box>
            <text:p text:style-name="P1"><text:span text:style-name="T1">P</text:span></text:p>
          </draw:text-box>
        </draw:frame>
        <draw:frame draw:style-name="gr6" draw:text-style-name="P4" draw:layer="layout" svg:width="6.3cm" svg:height="1.301cm" svg:x="8.458cm" svg:y="10.494cm">
          <draw:text-box>
            <text:p text:style-name="P3"><text:span text:style-name="T2">O time abandona práticas sob pressão</text:span></text:p>
          </draw:text-box>
        </draw:frame>
        <draw:frame draw:style-name="gr4" draw:text-style-name="P5" draw:layer="layout" svg:width="4.1cm" svg:height="0.691cm" svg:x="10.7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6.846cm" svg:y="3.994cm">
          <draw:text-box>
            <text:p text:style-name="P1"><text:span text:style-name="T1">S</text:span></text:p>
          </draw:text-box>
        </draw:frame>
        <draw:custom-shape draw:style-name="gr8" draw:text-style-name="P1" draw:layer="layout" svg:width="6.5cm" svg:height="9cm" svg:x="15.0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3.094cm">
          <draw:text-box>
            <text:p text:style-name="P1"><text:span text:style-name="T1">P</text:span></text:p>
          </draw:text-box>
        </draw:frame>
        <draw:frame draw:style-name="gr3" draw:text-style-name="P4" draw:layer="layout" svg:width="6.3cm" svg:height="1.736cm" svg:x="15.058cm" svg:y="1.394cm">
          <draw:text-box>
            <text:p text:style-name="P3"><text:span text:style-name="T2">Os programadores não conhecem as melhores práticas de desenvolvimento </text:span></text:p>
          </draw:text-box>
        </draw:frame>
        <draw:frame draw:style-name="gr4" draw:text-style-name="P5" draw:layer="layout" svg:width="4.1cm" svg:height="0.691cm" svg:x="17.3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21.6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3.094cm">
          <draw:text-box>
            <text:p text:style-name="P1"><text:span text:style-name="T1">P</text:span></text:p>
          </draw:text-box>
        </draw:frame>
        <draw:frame draw:style-name="gr3" draw:text-style-name="P4" draw:layer="layout" svg:width="6.3cm" svg:height="1.665cm" svg:x="21.658cm" svg:y="1.394cm">
          <draw:text-box>
            <text:p text:style-name="P3"><text:span text:style-name="T2">A integração leva muito tempo</text:span></text:p>
          </draw:text-box>
        </draw:frame>
        <draw:frame draw:style-name="gr4" draw:text-style-name="P5" draw:layer="layout" svg:width="4.1cm" svg:height="0.691cm" svg:x="23.9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15.0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12.194cm">
          <draw:text-box>
            <text:p text:style-name="P1"><text:span text:style-name="T1">P</text:span></text:p>
          </draw:text-box>
        </draw:frame>
        <draw:frame draw:style-name="gr6" draw:text-style-name="P4" draw:layer="layout" svg:width="6.3cm" svg:height="1.301cm" svg:x="15.058cm" svg:y="10.494cm">
          <draw:text-box>
            <text:p text:style-name="P3"><text:span text:style-name="T2">O time termina tarefas mas não refatora</text:span></text:p>
          </draw:text-box>
        </draw:frame>
        <draw:frame draw:style-name="gr4" draw:text-style-name="P5" draw:layer="layout" svg:width="4.1cm" svg:height="0.691cm" svg:x="17.3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21.6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12.194cm">
          <draw:text-box>
            <text:p text:style-name="P1"><text:span text:style-name="T1">P</text:span></text:p>
          </draw:text-box>
        </draw:frame>
        <draw:frame draw:style-name="gr6" draw:text-style-name="P4" draw:layer="layout" svg:width="6.3cm" svg:height="1.301cm" svg:x="21.658cm" svg:y="10.494cm">
          <draw:text-box>
            <text:p text:style-name="P3"><text:span text:style-name="T2">O time termina tarefas mas não refatora</text:span></text:p>
          </draw:text-box>
        </draw:frame>
        <draw:frame draw:style-name="gr4" draw:text-style-name="P5" draw:layer="layout" svg:width="4.1cm" svg:height="0.691cm" svg:x="23.9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</draw:page>
      <draw:page draw:name="page12" draw:style-name="dp1" draw:master-page-name="Padrão"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.9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5cm" svg:y="1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6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cm" svg:y="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0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8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9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9.9cm" svg:y="1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0.9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.9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.9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.9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9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9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1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9cm" svg:y="1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9cm" svg:y="1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9cm" svg:y="1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2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1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5.1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1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.1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.1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.1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1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1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1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.2cm" svg:y="1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0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9.4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5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12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10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11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6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9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.1cm" svg:y="19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cm" svg:y="13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1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19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3.3cm">
          <draw:text-box>
            <text:p><text:span text:style-name="T5">eXtreme Programming</text:span></text:p>
          </draw:text-box>
        </draw:frame>
      </draw:page>
      <draw:page draw:name="page13" draw:style-name="dp1" draw:master-page-name="Padrão">
        <draw:custom-shape draw:style-name="gr8" draw:text-style-name="P1" draw:layer="layout" svg:width="6.5cm" svg:height="9cm" svg:x="1.8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3.094cm">
          <draw:text-box>
            <text:p text:style-name="P1"><text:span text:style-name="T1">P</text:span></text:p>
          </draw:text-box>
        </draw:frame>
        <draw:frame draw:style-name="gr3" draw:text-style-name="P4" draw:layer="layout" svg:width="6.3cm" svg:height="1.665cm" svg:x="1.858cm" svg:y="1.394cm">
          <draw:text-box>
            <text:p text:style-name="P3"><text:span text:style-name="T2">Um programador não se dá bem com o seu par</text:span></text:p>
          </draw:text-box>
        </draw:frame>
        <draw:frame draw:style-name="gr4" draw:text-style-name="P5" draw:layer="layout" svg:width="4.1cm" svg:height="0.691cm" svg:x="4.1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8.4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3.094cm">
          <draw:text-box>
            <text:p text:style-name="P1"><text:span text:style-name="T1">P</text:span></text:p>
          </draw:text-box>
        </draw:frame>
        <draw:frame draw:style-name="gr3" draw:text-style-name="P4" draw:layer="layout" svg:width="6.3cm" svg:height="1.736cm" svg:x="8.458cm" svg:y="1.394cm">
          <draw:text-box>
            <text:p text:style-name="P3"><text:span text:style-name="T2">Programadores sozinhos introduzem defeitos e código mal escrito</text:span></text:p>
          </draw:text-box>
        </draw:frame>
        <draw:frame draw:style-name="gr4" draw:text-style-name="P5" draw:layer="layout" svg:width="4.1cm" svg:height="0.691cm" svg:x="10.7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5.858cm" svg:y="2.894cm">
          <draw:text-box>
            <text:p text:style-name="P1"><text:span text:style-name="T1">S</text:span></text:p>
          </draw:text-box>
        </draw:frame>
        <draw:custom-shape draw:style-name="gr8" draw:text-style-name="P1" draw:layer="layout" svg:width="6.5cm" svg:height="9cm" svg:x="1.8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12.194cm">
          <draw:text-box>
            <text:p text:style-name="P1"><text:span text:style-name="T1">P</text:span></text:p>
          </draw:text-box>
        </draw:frame>
        <draw:frame draw:style-name="gr6" draw:text-style-name="P4" draw:layer="layout" svg:width="6.3cm" svg:height="1.301cm" svg:x="1.858cm" svg:y="10.494cm">
          <draw:text-box>
            <text:p text:style-name="P3"><text:span text:style-name="T2">O time não escreve testes</text:span></text:p>
          </draw:text-box>
        </draw:frame>
        <draw:frame draw:style-name="gr4" draw:text-style-name="P5" draw:layer="layout" svg:width="4.1cm" svg:height="0.691cm" svg:x="4.1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8.4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12.194cm">
          <draw:text-box>
            <text:p text:style-name="P1"><text:span text:style-name="T1">P</text:span></text:p>
          </draw:text-box>
        </draw:frame>
        <draw:frame draw:style-name="gr6" draw:text-style-name="P4" draw:layer="layout" svg:width="6.3cm" svg:height="1.301cm" svg:x="8.458cm" svg:y="10.494cm">
          <draw:text-box>
            <text:p text:style-name="P3"><text:span text:style-name="T2">O time não escreve testes</text:span></text:p>
          </draw:text-box>
        </draw:frame>
        <draw:frame draw:style-name="gr4" draw:text-style-name="P5" draw:layer="layout" svg:width="4.1cm" svg:height="0.691cm" svg:x="10.7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6.846cm" svg:y="3.994cm">
          <draw:text-box>
            <text:p text:style-name="P1"><text:span text:style-name="T1">S</text:span></text:p>
          </draw:text-box>
        </draw:frame>
        <draw:custom-shape draw:style-name="gr8" draw:text-style-name="P1" draw:layer="layout" svg:width="6.5cm" svg:height="9cm" svg:x="15.0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3.094cm">
          <draw:text-box>
            <text:p text:style-name="P1"><text:span text:style-name="T1">P</text:span></text:p>
          </draw:text-box>
        </draw:frame>
        <draw:frame draw:style-name="gr3" draw:text-style-name="P4" draw:layer="layout" svg:width="6.3cm" svg:height="1.665cm" svg:x="15.058cm" svg:y="1.394cm">
          <draw:text-box>
            <text:p text:style-name="P3"><text:span text:style-name="T2">Os testes não rodam antes da integração</text:span></text:p>
          </draw:text-box>
        </draw:frame>
        <draw:frame draw:style-name="gr4" draw:text-style-name="P5" draw:layer="layout" svg:width="4.1cm" svg:height="0.691cm" svg:x="17.3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21.6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3.094cm">
          <draw:text-box>
            <text:p text:style-name="P1"><text:span text:style-name="T1">P</text:span></text:p>
          </draw:text-box>
        </draw:frame>
        <draw:frame draw:style-name="gr3" draw:text-style-name="P4" draw:layer="layout" svg:width="6.3cm" svg:height="1.665cm" svg:x="21.658cm" svg:y="1.394cm">
          <draw:text-box>
            <text:p text:style-name="P3"><text:span text:style-name="T2">O código possui mais itens do que o necessário</text:span></text:p>
          </draw:text-box>
        </draw:frame>
        <draw:frame draw:style-name="gr4" draw:text-style-name="P5" draw:layer="layout" svg:width="4.1cm" svg:height="0.691cm" svg:x="23.9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15.0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12.194cm">
          <draw:text-box>
            <text:p text:style-name="P1"><text:span text:style-name="T1">P</text:span></text:p>
          </draw:text-box>
        </draw:frame>
        <draw:frame draw:style-name="gr6" draw:text-style-name="P4" draw:layer="layout" svg:width="6.3cm" svg:height="1.301cm" svg:x="15.058cm" svg:y="10.494cm">
          <draw:text-box>
            <text:p text:style-name="P3"><text:span text:style-name="T2">Entrega dentro do prazo é algo incomum</text:span></text:p>
          </draw:text-box>
        </draw:frame>
        <draw:frame draw:style-name="gr4" draw:text-style-name="P5" draw:layer="layout" svg:width="4.1cm" svg:height="0.691cm" svg:x="17.3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21.6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12.194cm">
          <draw:text-box>
            <text:p text:style-name="P1"><text:span text:style-name="T1">P</text:span></text:p>
          </draw:text-box>
        </draw:frame>
        <draw:frame draw:style-name="gr6" draw:text-style-name="P4" draw:layer="layout" svg:width="6.3cm" svg:height="1.301cm" svg:x="21.658cm" svg:y="10.494cm">
          <draw:text-box>
            <text:p text:style-name="P3"><text:span text:style-name="T2">A equipe acha arriscados os desafios tecnológicos</text:span></text:p>
          </draw:text-box>
        </draw:frame>
        <draw:frame draw:style-name="gr4" draw:text-style-name="P5" draw:layer="layout" svg:width="4.1cm" svg:height="0.691cm" svg:x="23.9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</draw:page>
      <draw:page draw:name="page14" draw:style-name="dp1" draw:master-page-name="Padrão"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.9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5cm" svg:y="1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6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cm" svg:y="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0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8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9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9.9cm" svg:y="1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0.9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.9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.9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.9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9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9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1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9cm" svg:y="1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9cm" svg:y="1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9cm" svg:y="1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2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1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5.1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1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.1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.1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.1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1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1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1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.2cm" svg:y="1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0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9.4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5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12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10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11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6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9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.1cm" svg:y="19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cm" svg:y="13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1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19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3.3cm">
          <draw:text-box>
            <text:p><text:span text:style-name="T5">eXtreme Programming</text:span></text:p>
          </draw:text-box>
        </draw:frame>
      </draw:page>
      <draw:page draw:name="page15" draw:style-name="dp1" draw:master-page-name="Padrão">
        <draw:custom-shape draw:style-name="gr8" draw:text-style-name="P1" draw:layer="layout" svg:width="6.5cm" svg:height="9cm" svg:x="1.8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3.094cm">
          <draw:text-box>
            <text:p text:style-name="P1"><text:span text:style-name="T1">P</text:span></text:p>
          </draw:text-box>
        </draw:frame>
        <draw:frame draw:style-name="gr3" draw:text-style-name="P4" draw:layer="layout" svg:width="6.3cm" svg:height="1.665cm" svg:x="1.858cm" svg:y="1.394cm">
          <draw:text-box>
            <text:p text:style-name="P3"><text:span text:style-name="T2">O time produz poucos testes de cliente (de aceitação)</text:span></text:p>
          </draw:text-box>
        </draw:frame>
        <draw:frame draw:style-name="gr4" draw:text-style-name="P5" draw:layer="layout" svg:width="4.1cm" svg:height="0.691cm" svg:x="4.1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8.4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3.094cm">
          <draw:text-box>
            <text:p text:style-name="P1"><text:span text:style-name="T1">P</text:span></text:p>
          </draw:text-box>
        </draw:frame>
        <draw:frame draw:style-name="gr3" draw:text-style-name="P4" draw:layer="layout" svg:width="6.3cm" svg:height="1.665cm" svg:x="8.458cm" svg:y="1.394cm">
          <draw:text-box>
            <text:p text:style-name="P3"><text:span text:style-name="T2">Os codificadores “go-horse” ignoram os processos do time</text:span></text:p>
          </draw:text-box>
        </draw:frame>
        <draw:frame draw:style-name="gr4" draw:text-style-name="P5" draw:layer="layout" svg:width="4.1cm" svg:height="0.691cm" svg:x="10.7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5.858cm" svg:y="2.894cm">
          <draw:text-box>
            <text:p text:style-name="P1"><text:span text:style-name="T1">S</text:span></text:p>
          </draw:text-box>
        </draw:frame>
        <draw:custom-shape draw:style-name="gr8" draw:text-style-name="P1" draw:layer="layout" svg:width="6.5cm" svg:height="9cm" svg:x="1.8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12.194cm">
          <draw:text-box>
            <text:p text:style-name="P1"><text:span text:style-name="T1">P</text:span></text:p>
          </draw:text-box>
        </draw:frame>
        <draw:frame draw:style-name="gr6" draw:text-style-name="P4" draw:layer="layout" svg:width="6.3cm" svg:height="1.301cm" svg:x="1.858cm" svg:y="10.494cm">
          <draw:text-box>
            <text:p text:style-name="P3"><text:span text:style-name="T2">________________________________________________________________</text:span></text:p>
          </draw:text-box>
        </draw:frame>
        <draw:frame draw:style-name="gr4" draw:text-style-name="P5" draw:layer="layout" svg:width="4.1cm" svg:height="0.691cm" svg:x="4.1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8.4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12.194cm">
          <draw:text-box>
            <text:p text:style-name="P1"><text:span text:style-name="T1">P</text:span></text:p>
          </draw:text-box>
        </draw:frame>
        <draw:frame draw:style-name="gr6" draw:text-style-name="P4" draw:layer="layout" svg:width="6.3cm" svg:height="1.301cm" svg:x="8.458cm" svg:y="10.494cm">
          <draw:text-box>
            <text:p text:style-name="P3"><text:span text:style-name="T2">________________________________________________________________</text:span></text:p>
          </draw:text-box>
        </draw:frame>
        <draw:frame draw:style-name="gr4" draw:text-style-name="P5" draw:layer="layout" svg:width="4.1cm" svg:height="0.691cm" svg:x="10.7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6.846cm" svg:y="3.994cm">
          <draw:text-box>
            <text:p text:style-name="P1"><text:span text:style-name="T1">S</text:span></text:p>
          </draw:text-box>
        </draw:frame>
        <draw:custom-shape draw:style-name="gr8" draw:text-style-name="P1" draw:layer="layout" svg:width="6.5cm" svg:height="9cm" svg:x="15.0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3.094cm">
          <draw:text-box>
            <text:p text:style-name="P1"><text:span text:style-name="T1">P</text:span></text:p>
          </draw:text-box>
        </draw:frame>
        <draw:frame draw:style-name="gr3" draw:text-style-name="P4" draw:layer="layout" svg:width="6.3cm" svg:height="1.665cm" svg:x="15.058cm" svg:y="1.394cm">
          <draw:text-box>
            <text:p text:style-name="P3"><text:span text:style-name="T2">O código é entregue com testes falhando</text:span></text:p>
          </draw:text-box>
        </draw:frame>
        <draw:frame draw:style-name="gr4" draw:text-style-name="P5" draw:layer="layout" svg:width="4.1cm" svg:height="0.691cm" svg:x="17.3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21.6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3.094cm">
          <draw:text-box>
            <text:p text:style-name="P1"><text:span text:style-name="T1">P</text:span></text:p>
          </draw:text-box>
        </draw:frame>
        <draw:frame draw:style-name="gr3" draw:text-style-name="P4" draw:layer="layout" svg:width="6.3cm" svg:height="1.665cm" svg:x="21.658cm" svg:y="1.394cm">
          <draw:text-box>
            <text:p text:style-name="P3"><text:span text:style-name="T2">________________________________________________________________</text:span></text:p>
          </draw:text-box>
        </draw:frame>
        <draw:frame draw:style-name="gr4" draw:text-style-name="P5" draw:layer="layout" svg:width="4.1cm" svg:height="0.691cm" svg:x="23.9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15.0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12.194cm">
          <draw:text-box>
            <text:p text:style-name="P1"><text:span text:style-name="T1">P</text:span></text:p>
          </draw:text-box>
        </draw:frame>
        <draw:frame draw:style-name="gr6" draw:text-style-name="P4" draw:layer="layout" svg:width="6.3cm" svg:height="1.301cm" svg:x="15.058cm" svg:y="10.494cm">
          <draw:text-box>
            <text:p text:style-name="P3"><text:span text:style-name="T2">________________________________________________________________</text:span></text:p>
          </draw:text-box>
        </draw:frame>
        <draw:frame draw:style-name="gr4" draw:text-style-name="P5" draw:layer="layout" svg:width="4.1cm" svg:height="0.691cm" svg:x="17.3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8" draw:text-style-name="P1" draw:layer="layout" svg:width="6.5cm" svg:height="9cm" svg:x="21.6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12.194cm">
          <draw:text-box>
            <text:p text:style-name="P1"><text:span text:style-name="T1">P</text:span></text:p>
          </draw:text-box>
        </draw:frame>
        <draw:frame draw:style-name="gr6" draw:text-style-name="P4" draw:layer="layout" svg:width="6.3cm" svg:height="1.301cm" svg:x="21.658cm" svg:y="10.494cm">
          <draw:text-box>
            <text:p text:style-name="P3"><text:span text:style-name="T2">________________________________________________________________</text:span></text:p>
          </draw:text-box>
        </draw:frame>
        <draw:frame draw:style-name="gr4" draw:text-style-name="P5" draw:layer="layout" svg:width="4.1cm" svg:height="0.691cm" svg:x="23.9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</draw:page>
      <draw:page draw:name="page16" draw:style-name="dp1" draw:master-page-name="Padrão"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.9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5cm" svg:y="1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6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cm" svg:y="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0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8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9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9.9cm" svg:y="1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0.9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.9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.9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.9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9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9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1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9cm" svg:y="1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9cm" svg:y="1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9cm" svg:y="1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2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1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5.1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1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.1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.1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.1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1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1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1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.2cm" svg:y="1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0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9.4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5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12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10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11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6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9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.1cm" svg:y="19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cm" svg:y="13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1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19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3.3cm">
          <draw:text-box>
            <text:p><text:span text:style-name="T5">eXtreme Programming</text:span></text:p>
          </draw:text-box>
        </draw:frame>
      </draw:page>
      <draw:page draw:name="page17" draw:style-name="dp1" draw:master-page-name="Padrão">
        <draw:custom-shape draw:style-name="gr9" draw:text-style-name="P1" draw:layer="layout" svg:width="6.5cm" svg:height="9cm" svg:x="1.8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3.094cm">
          <draw:text-box>
            <text:p text:style-name="P1"><text:span text:style-name="T1">S</text:span></text:p>
          </draw:text-box>
        </draw:frame>
        <draw:frame draw:style-name="gr3" draw:text-style-name="P4" draw:layer="layout" svg:width="6.3cm" svg:height="1.665cm" svg:x="1.858cm" svg:y="1.394cm">
          <draw:text-box>
            <text:p text:style-name="P3"><text:span text:style-name="T2">Adiar histórias para a próxima iteração</text:span></text:p>
          </draw:text-box>
        </draw:frame>
        <draw:frame draw:style-name="gr4" draw:text-style-name="P5" draw:layer="layout" svg:width="4.1cm" svg:height="0.691cm" svg:x="4.1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8.4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3.094cm">
          <draw:text-box>
            <text:p text:style-name="P1"><text:span text:style-name="T1">S</text:span></text:p>
          </draw:text-box>
        </draw:frame>
        <draw:frame draw:style-name="gr3" draw:text-style-name="P4" draw:layer="layout" svg:width="6.3cm" svg:height="1.665cm" svg:x="8.458cm" svg:y="1.394cm">
          <draw:text-box>
            <text:p text:style-name="P3"><text:span text:style-name="T2">Programadores discutem histórias com cliente</text:span></text:p>
          </draw:text-box>
        </draw:frame>
        <draw:frame draw:style-name="gr4" draw:text-style-name="P5" draw:layer="layout" svg:width="4.1cm" svg:height="0.691cm" svg:x="10.7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5.858cm" svg:y="2.894cm">
          <draw:text-box>
            <text:p text:style-name="P1"><text:span text:style-name="T1">S</text:span></text:p>
          </draw:text-box>
        </draw:frame>
        <draw:custom-shape draw:style-name="gr9" draw:text-style-name="P1" draw:layer="layout" svg:width="6.5cm" svg:height="9cm" svg:x="1.8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736cm" svg:x="1.858cm" svg:y="10.494cm">
          <draw:text-box>
            <text:p text:style-name="P3"><text:span text:style-name="T2">Temporariamente comprometer práticas para entregar a tempo</text:span></text:p>
          </draw:text-box>
        </draw:frame>
        <draw:frame draw:style-name="gr4" draw:text-style-name="P5" draw:layer="layout" svg:width="4.1cm" svg:height="0.691cm" svg:x="4.1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8.4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8.458cm" svg:y="10.494cm">
          <draw:text-box>
            <text:p text:style-name="P3"><text:span text:style-name="T2">Testes legíveis fornecem documentação executável</text:span></text:p>
          </draw:text-box>
        </draw:frame>
        <draw:frame draw:style-name="gr4" draw:text-style-name="P5" draw:layer="layout" svg:width="4.1cm" svg:height="0.691cm" svg:x="10.7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6.846cm" svg:y="3.994cm">
          <draw:text-box>
            <text:p text:style-name="P1"><text:span text:style-name="T1">S</text:span></text:p>
          </draw:text-box>
        </draw:frame>
        <draw:custom-shape draw:style-name="gr9" draw:text-style-name="P1" draw:layer="layout" svg:width="6.5cm" svg:height="9cm" svg:x="15.0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3.094cm">
          <draw:text-box>
            <text:p text:style-name="P1"><text:span text:style-name="T1">S</text:span></text:p>
          </draw:text-box>
        </draw:frame>
        <draw:frame draw:style-name="gr3" draw:text-style-name="P4" draw:layer="layout" svg:width="6.3cm" svg:height="1.665cm" svg:x="15.058cm" svg:y="1.394cm">
          <draw:text-box>
            <text:p text:style-name="P3"><text:span text:style-name="T2">Quebrar uma história</text:span></text:p>
          </draw:text-box>
        </draw:frame>
        <draw:frame draw:style-name="gr4" draw:text-style-name="P5" draw:layer="layout" svg:width="4.1cm" svg:height="0.691cm" svg:x="17.3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21.6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3.094cm">
          <draw:text-box>
            <text:p text:style-name="P1"><text:span text:style-name="T1">S</text:span></text:p>
          </draw:text-box>
        </draw:frame>
        <draw:frame draw:style-name="gr3" draw:text-style-name="P4" draw:layer="layout" svg:width="6.3cm" svg:height="1.665cm" svg:x="21.658cm" svg:y="1.394cm">
          <draw:text-box>
            <text:p text:style-name="P3"><text:span text:style-name="T2">Ter ritmo sustentável</text:span></text:p>
          </draw:text-box>
        </draw:frame>
        <draw:frame draw:style-name="gr4" draw:text-style-name="P5" draw:layer="layout" svg:width="4.1cm" svg:height="0.691cm" svg:x="23.9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15.0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15.058cm" svg:y="10.494cm">
          <draw:text-box>
            <text:p text:style-name="P3"><text:span text:style-name="T2">Testar manualmente quando é muito custoso</text:span></text:p>
          </draw:text-box>
        </draw:frame>
        <draw:frame draw:style-name="gr4" draw:text-style-name="P5" draw:layer="layout" svg:width="4.1cm" svg:height="0.691cm" svg:x="17.3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21.6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736cm" svg:x="21.658cm" svg:y="10.494cm">
          <draw:text-box>
            <text:p text:style-name="P3"><text:span text:style-name="T2">Automatizar testes do cliente e torná-los mais fáceis de escrever</text:span></text:p>
          </draw:text-box>
        </draw:frame>
        <draw:frame draw:style-name="gr4" draw:text-style-name="P5" draw:layer="layout" svg:width="4.1cm" svg:height="0.691cm" svg:x="23.9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</draw:page>
      <draw:page draw:name="page18" draw:style-name="dp1" draw:master-page-name="Padrão"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.9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5cm" svg:y="1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6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cm" svg:y="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0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8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9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9.9cm" svg:y="1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0.9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.9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.9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.9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9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9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1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9cm" svg:y="1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9cm" svg:y="1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9cm" svg:y="1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2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1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5.1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1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.1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.1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.1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1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1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1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.2cm" svg:y="1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0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9.4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5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12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10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11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6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9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.1cm" svg:y="19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cm" svg:y="13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1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19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3.3cm">
          <draw:text-box>
            <text:p><text:span text:style-name="T5">eXtreme Programming</text:span></text:p>
          </draw:text-box>
        </draw:frame>
      </draw:page>
      <draw:page draw:name="page19" draw:style-name="dp1" draw:master-page-name="Padrão">
        <draw:custom-shape draw:style-name="gr9" draw:text-style-name="P1" draw:layer="layout" svg:width="6.5cm" svg:height="9cm" svg:x="1.8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3.094cm">
          <draw:text-box>
            <text:p text:style-name="P1"><text:span text:style-name="T1">S</text:span></text:p>
          </draw:text-box>
        </draw:frame>
        <draw:frame draw:style-name="gr3" draw:text-style-name="P4" draw:layer="layout" svg:width="6.3cm" svg:height="1.665cm" svg:x="1.858cm" svg:y="1.394cm">
          <draw:text-box>
            <text:p text:style-name="P3"><text:span text:style-name="T2">Ter o cliente no local</text:span></text:p>
          </draw:text-box>
        </draw:frame>
        <draw:frame draw:style-name="gr4" draw:text-style-name="P5" draw:layer="layout" svg:width="4.1cm" svg:height="0.691cm" svg:x="4.1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8.4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3.094cm">
          <draw:text-box>
            <text:p text:style-name="P1"><text:span text:style-name="T1">S</text:span></text:p>
          </draw:text-box>
        </draw:frame>
        <draw:frame draw:style-name="gr3" draw:text-style-name="P4" draw:layer="layout" svg:width="6.3cm" svg:height="1.665cm" svg:x="8.458cm" svg:y="1.394cm">
          <draw:text-box>
            <text:p text:style-name="P3"><text:span text:style-name="T2">Ter o cliente no local</text:span></text:p>
          </draw:text-box>
        </draw:frame>
        <draw:frame draw:style-name="gr4" draw:text-style-name="P5" draw:layer="layout" svg:width="4.1cm" svg:height="0.691cm" svg:x="10.7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5.858cm" svg:y="2.894cm">
          <draw:text-box>
            <text:p text:style-name="P1"><text:span text:style-name="T1">S</text:span></text:p>
          </draw:text-box>
        </draw:frame>
        <draw:custom-shape draw:style-name="gr9" draw:text-style-name="P1" draw:layer="layout" svg:width="6.5cm" svg:height="9cm" svg:x="1.8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1.858cm" svg:y="10.494cm">
          <draw:text-box>
            <text:p text:style-name="P3"><text:span text:style-name="T2">Código autodocumentado</text:span></text:p>
          </draw:text-box>
        </draw:frame>
        <draw:frame draw:style-name="gr4" draw:text-style-name="P5" draw:layer="layout" svg:width="4.1cm" svg:height="0.691cm" svg:x="4.1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8.4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8.458cm" svg:y="10.494cm">
          <draw:text-box>
            <text:p text:style-name="P3"><text:span text:style-name="T2">Identificar como histórias técnicas entregam valor</text:span></text:p>
          </draw:text-box>
        </draw:frame>
        <draw:frame draw:style-name="gr4" draw:text-style-name="P5" draw:layer="layout" svg:width="4.1cm" svg:height="0.691cm" svg:x="10.7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6.846cm" svg:y="3.994cm">
          <draw:text-box>
            <text:p text:style-name="P1"><text:span text:style-name="T1">S</text:span></text:p>
          </draw:text-box>
        </draw:frame>
        <draw:custom-shape draw:style-name="gr9" draw:text-style-name="P1" draw:layer="layout" svg:width="6.5cm" svg:height="9cm" svg:x="15.0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3.094cm">
          <draw:text-box>
            <text:p text:style-name="P1"><text:span text:style-name="T1">S</text:span></text:p>
          </draw:text-box>
        </draw:frame>
        <draw:frame draw:style-name="gr3" draw:text-style-name="P4" draw:layer="layout" svg:width="6.3cm" svg:height="1.665cm" svg:x="15.058cm" svg:y="1.394cm">
          <draw:text-box>
            <text:p text:style-name="P3"><text:span text:style-name="T2">Simplificar histórias</text:span></text:p>
          </draw:text-box>
        </draw:frame>
        <draw:frame draw:style-name="gr4" draw:text-style-name="P5" draw:layer="layout" svg:width="4.1cm" svg:height="0.691cm" svg:x="17.3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21.6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3.094cm">
          <draw:text-box>
            <text:p text:style-name="P1"><text:span text:style-name="T1">S</text:span></text:p>
          </draw:text-box>
        </draw:frame>
        <draw:frame draw:style-name="gr3" draw:text-style-name="P4" draw:layer="layout" svg:width="6.3cm" svg:height="1.665cm" svg:x="21.658cm" svg:y="1.394cm">
          <draw:text-box>
            <text:p text:style-name="P3"><text:span text:style-name="T2">Enfrentar riscos técnicos desde cedo</text:span></text:p>
          </draw:text-box>
        </draw:frame>
        <draw:frame draw:style-name="gr4" draw:text-style-name="P5" draw:layer="layout" svg:width="4.1cm" svg:height="0.691cm" svg:x="23.9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15.0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15.058cm" svg:y="10.494cm">
          <draw:text-box>
            <text:p text:style-name="P3"><text:span text:style-name="T2">O coach permite que o time enfrente desafios</text:span></text:p>
          </draw:text-box>
        </draw:frame>
        <draw:frame draw:style-name="gr4" draw:text-style-name="P5" draw:layer="layout" svg:width="4.1cm" svg:height="0.691cm" svg:x="17.3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21.6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21.658cm" svg:y="10.494cm">
          <draw:text-box>
            <text:p text:style-name="P3"><text:span text:style-name="T2">Considere o mais simples que poderia funcionar</text:span></text:p>
          </draw:text-box>
        </draw:frame>
        <draw:frame draw:style-name="gr4" draw:text-style-name="P5" draw:layer="layout" svg:width="4.1cm" svg:height="0.691cm" svg:x="23.9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</draw:page>
      <draw:page draw:name="page20" draw:style-name="dp1" draw:master-page-name="Padrão"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.9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5cm" svg:y="1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6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cm" svg:y="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0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8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9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9.9cm" svg:y="1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0.9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.9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.9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.9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9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9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1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9cm" svg:y="1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9cm" svg:y="1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9cm" svg:y="1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2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1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5.1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1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.1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.1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.1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1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1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1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.2cm" svg:y="1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0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9.4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5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12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10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11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6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9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.1cm" svg:y="19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cm" svg:y="13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1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19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3.3cm">
          <draw:text-box>
            <text:p><text:span text:style-name="T5">eXtreme Programming</text:span></text:p>
          </draw:text-box>
        </draw:frame>
      </draw:page>
      <draw:page draw:name="page21" draw:style-name="dp1" draw:master-page-name="Padrão">
        <draw:custom-shape draw:style-name="gr9" draw:text-style-name="P1" draw:layer="layout" svg:width="6.5cm" svg:height="9cm" svg:x="1.8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3.094cm">
          <draw:text-box>
            <text:p text:style-name="P1"><text:span text:style-name="T1">S</text:span></text:p>
          </draw:text-box>
        </draw:frame>
        <draw:frame draw:style-name="gr3" draw:text-style-name="P4" draw:layer="layout" svg:width="6.3cm" svg:height="1.665cm" svg:x="1.858cm" svg:y="1.394cm">
          <draw:text-box>
            <text:p text:style-name="P3"><text:span text:style-name="T2">Consertar os codificadores “go-horse” ou demiti-los</text:span></text:p>
          </draw:text-box>
        </draw:frame>
        <draw:frame draw:style-name="gr4" draw:text-style-name="P5" draw:layer="layout" svg:width="4.1cm" svg:height="0.691cm" svg:x="4.1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8.4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3.094cm">
          <draw:text-box>
            <text:p text:style-name="P1"><text:span text:style-name="T1">S</text:span></text:p>
          </draw:text-box>
        </draw:frame>
        <draw:frame draw:style-name="gr3" draw:text-style-name="P4" draw:layer="layout" svg:width="6.3cm" svg:height="1.665cm" svg:x="8.458cm" svg:y="1.394cm">
          <draw:text-box>
            <text:p text:style-name="P3"><text:span text:style-name="T2">Padronizar a codificação</text:span></text:p>
          </draw:text-box>
        </draw:frame>
        <draw:frame draw:style-name="gr4" draw:text-style-name="P5" draw:layer="layout" svg:width="4.1cm" svg:height="0.691cm" svg:x="10.7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5.858cm" svg:y="2.894cm">
          <draw:text-box>
            <text:p text:style-name="P1"><text:span text:style-name="T1">S</text:span></text:p>
          </draw:text-box>
        </draw:frame>
        <draw:custom-shape draw:style-name="gr9" draw:text-style-name="P1" draw:layer="layout" svg:width="6.5cm" svg:height="9cm" svg:x="1.8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1.858cm" svg:y="10.494cm">
          <draw:text-box>
            <text:p text:style-name="P3"><text:span text:style-name="T2">Fazer pequenas entregas</text:span></text:p>
          </draw:text-box>
        </draw:frame>
        <draw:frame draw:style-name="gr4" draw:text-style-name="P5" draw:layer="layout" svg:width="4.1cm" svg:height="0.691cm" svg:x="4.1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8.4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8.458cm" svg:y="10.494cm">
          <draw:text-box>
            <text:p text:style-name="P3"><text:span text:style-name="T2">Ter projeto simples</text:span></text:p>
          </draw:text-box>
        </draw:frame>
        <draw:frame draw:style-name="gr4" draw:text-style-name="P5" draw:layer="layout" svg:width="4.1cm" svg:height="0.691cm" svg:x="10.7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6.846cm" svg:y="3.994cm">
          <draw:text-box>
            <text:p text:style-name="P1"><text:span text:style-name="T1">S</text:span></text:p>
          </draw:text-box>
        </draw:frame>
        <draw:custom-shape draw:style-name="gr9" draw:text-style-name="P1" draw:layer="layout" svg:width="6.5cm" svg:height="9cm" svg:x="15.0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3.094cm">
          <draw:text-box>
            <text:p text:style-name="P1"><text:span text:style-name="T1">S</text:span></text:p>
          </draw:text-box>
        </draw:frame>
        <draw:frame draw:style-name="gr3" draw:text-style-name="P4" draw:layer="layout" svg:width="6.3cm" svg:height="1.665cm" svg:x="15.058cm" svg:y="1.394cm">
          <draw:text-box>
            <text:p text:style-name="P3"><text:span text:style-name="T2">Incluir pessoas da qualidade (QA's) na equipe do cliente</text:span></text:p>
          </draw:text-box>
        </draw:frame>
        <draw:frame draw:style-name="gr4" draw:text-style-name="P5" draw:layer="layout" svg:width="4.1cm" svg:height="0.691cm" svg:x="17.3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21.6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3.094cm">
          <draw:text-box>
            <text:p text:style-name="P1"><text:span text:style-name="T1">S</text:span></text:p>
          </draw:text-box>
        </draw:frame>
        <draw:frame draw:style-name="gr3" draw:text-style-name="P4" draw:layer="layout" svg:width="6.3cm" svg:height="1.665cm" svg:x="21.658cm" svg:y="1.394cm">
          <draw:text-box>
            <text:p text:style-name="P3"><text:span text:style-name="T2">Criar/atualizar o plano de entregas</text:span></text:p>
          </draw:text-box>
        </draw:frame>
        <draw:frame draw:style-name="gr4" draw:text-style-name="P5" draw:layer="layout" svg:width="4.1cm" svg:height="0.691cm" svg:x="23.9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15.0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15.058cm" svg:y="10.494cm">
          <draw:text-box>
            <text:p text:style-name="P3"><text:span text:style-name="T2">Os clientes falarem através de uma única voz</text:span></text:p>
          </draw:text-box>
        </draw:frame>
        <draw:frame draw:style-name="gr4" draw:text-style-name="P5" draw:layer="layout" svg:width="4.1cm" svg:height="0.691cm" svg:x="17.3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21.6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21.658cm" svg:y="10.494cm">
          <draw:text-box>
            <text:p text:style-name="P3"><text:span text:style-name="T2">Uma vez e apenas uma vez</text:span></text:p>
          </draw:text-box>
        </draw:frame>
        <draw:frame draw:style-name="gr4" draw:text-style-name="P5" draw:layer="layout" svg:width="4.1cm" svg:height="0.691cm" svg:x="23.9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</draw:page>
      <draw:page draw:name="page22" draw:style-name="dp1" draw:master-page-name="Padrão"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.9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5cm" svg:y="1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6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cm" svg:y="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0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8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9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9.9cm" svg:y="1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0.9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.9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.9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.9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9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9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1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9cm" svg:y="1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9cm" svg:y="1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9cm" svg:y="1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2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1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5.1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1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.1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.1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.1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1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1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1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.2cm" svg:y="1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0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9.4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5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12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10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11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6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9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.1cm" svg:y="19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cm" svg:y="13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1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19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3.3cm">
          <draw:text-box>
            <text:p><text:span text:style-name="T5">eXtreme Programming</text:span></text:p>
          </draw:text-box>
        </draw:frame>
      </draw:page>
      <draw:page draw:name="page23" draw:style-name="dp1" draw:master-page-name="Padrão">
        <draw:custom-shape draw:style-name="gr9" draw:text-style-name="P1" draw:layer="layout" svg:width="6.5cm" svg:height="9cm" svg:x="1.8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3.094cm">
          <draw:text-box>
            <text:p text:style-name="P1"><text:span text:style-name="T1">S</text:span></text:p>
          </draw:text-box>
        </draw:frame>
        <draw:frame draw:style-name="gr3" draw:text-style-name="P4" draw:layer="layout" svg:width="6.3cm" svg:height="1.665cm" svg:x="1.858cm" svg:y="1.394cm">
          <draw:text-box>
            <text:p text:style-name="P3"><text:span text:style-name="T2">Todo teste passa antes do código ser liberado</text:span></text:p>
          </draw:text-box>
        </draw:frame>
        <draw:frame draw:style-name="gr4" draw:text-style-name="P5" draw:layer="layout" svg:width="4.1cm" svg:height="0.691cm" svg:x="4.1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8.4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3.094cm">
          <draw:text-box>
            <text:p text:style-name="P1"><text:span text:style-name="T1">S</text:span></text:p>
          </draw:text-box>
        </draw:frame>
        <draw:frame draw:style-name="gr3" draw:text-style-name="P4" draw:layer="layout" svg:width="6.3cm" svg:height="1.665cm" svg:x="8.458cm" svg:y="1.394cm">
          <draw:text-box>
            <text:p text:style-name="P3"><text:span text:style-name="T2">Fazer os testes rodarem mais rápido</text:span></text:p>
          </draw:text-box>
        </draw:frame>
        <draw:frame draw:style-name="gr4" draw:text-style-name="P5" draw:layer="layout" svg:width="4.1cm" svg:height="0.691cm" svg:x="10.7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5.858cm" svg:y="2.894cm">
          <draw:text-box>
            <text:p text:style-name="P1"><text:span text:style-name="T1">S</text:span></text:p>
          </draw:text-box>
        </draw:frame>
        <draw:custom-shape draw:style-name="gr9" draw:text-style-name="P1" draw:layer="layout" svg:width="6.5cm" svg:height="9cm" svg:x="1.8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1.858cm" svg:y="10.494cm">
          <draw:text-box>
            <text:p text:style-name="P3"><text:span text:style-name="T2">Ter time coeso</text:span></text:p>
          </draw:text-box>
        </draw:frame>
        <draw:frame draw:style-name="gr4" draw:text-style-name="P5" draw:layer="layout" svg:width="4.1cm" svg:height="0.691cm" svg:x="4.1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8.4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8.458cm" svg:y="10.494cm">
          <draw:text-box>
            <text:p text:style-name="P3"><text:span text:style-name="T2">Ter integração contínua</text:span></text:p>
          </draw:text-box>
        </draw:frame>
        <draw:frame draw:style-name="gr4" draw:text-style-name="P5" draw:layer="layout" svg:width="4.1cm" svg:height="0.691cm" svg:x="10.7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6.846cm" svg:y="3.994cm">
          <draw:text-box>
            <text:p text:style-name="P1"><text:span text:style-name="T1">S</text:span></text:p>
          </draw:text-box>
        </draw:frame>
        <draw:custom-shape draw:style-name="gr9" draw:text-style-name="P1" draw:layer="layout" svg:width="6.5cm" svg:height="9cm" svg:x="15.0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3.094cm">
          <draw:text-box>
            <text:p text:style-name="P1"><text:span text:style-name="T1">S</text:span></text:p>
          </draw:text-box>
        </draw:frame>
        <draw:frame draw:style-name="gr3" draw:text-style-name="P4" draw:layer="layout" svg:width="6.3cm" svg:height="1.665cm" svg:x="15.058cm" svg:y="1.394cm">
          <draw:text-box>
            <text:p text:style-name="P3"><text:span text:style-name="T2">Refatorar impiedosamente</text:span></text:p>
          </draw:text-box>
        </draw:frame>
        <draw:frame draw:style-name="gr4" draw:text-style-name="P5" draw:layer="layout" svg:width="4.1cm" svg:height="0.691cm" svg:x="17.3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21.6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3.094cm">
          <draw:text-box>
            <text:p text:style-name="P1"><text:span text:style-name="T1">S</text:span></text:p>
          </draw:text-box>
        </draw:frame>
        <draw:frame draw:style-name="gr3" draw:text-style-name="P4" draw:layer="layout" svg:width="6.3cm" svg:height="1.665cm" svg:x="21.658cm" svg:y="1.394cm">
          <draw:text-box>
            <text:p text:style-name="P3"><text:span text:style-name="T2">Refatorar impiedosamente</text:span></text:p>
          </draw:text-box>
        </draw:frame>
        <draw:frame draw:style-name="gr4" draw:text-style-name="P5" draw:layer="layout" svg:width="4.1cm" svg:height="0.691cm" svg:x="23.9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15.0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15.058cm" svg:y="10.494cm">
          <draw:text-box>
            <text:p text:style-name="P3"><text:span text:style-name="T2">Ter aprendizagem contínua</text:span></text:p>
          </draw:text-box>
        </draw:frame>
        <draw:frame draw:style-name="gr4" draw:text-style-name="P5" draw:layer="layout" svg:width="4.1cm" svg:height="0.691cm" svg:x="17.3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21.6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21.658cm" svg:y="10.494cm">
          <draw:text-box>
            <text:p text:style-name="P3"><text:span text:style-name="T2">Realizar uma breve sessão de projeto</text:span></text:p>
          </draw:text-box>
        </draw:frame>
        <draw:frame draw:style-name="gr4" draw:text-style-name="P5" draw:layer="layout" svg:width="4.1cm" svg:height="0.691cm" svg:x="23.9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</draw:page>
      <draw:page draw:name="page24" draw:style-name="dp1" draw:master-page-name="Padrão"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.9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5cm" svg:y="1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6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cm" svg:y="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0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8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9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9.9cm" svg:y="1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0.9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.9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.9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.9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9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9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1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9cm" svg:y="1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9cm" svg:y="1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9cm" svg:y="1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2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1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5.1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1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.1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.1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.1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1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1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1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.2cm" svg:y="1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0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9.4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5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12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10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11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6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9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.1cm" svg:y="19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cm" svg:y="13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1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19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3.3cm">
          <draw:text-box>
            <text:p><text:span text:style-name="T5">eXtreme Programming</text:span></text:p>
          </draw:text-box>
        </draw:frame>
      </draw:page>
      <draw:page draw:name="page25" draw:style-name="dp1" draw:master-page-name="Padrão">
        <draw:custom-shape draw:style-name="gr9" draw:text-style-name="P1" draw:layer="layout" svg:width="6.5cm" svg:height="9cm" svg:x="1.8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3.094cm">
          <draw:text-box>
            <text:p text:style-name="P1"><text:span text:style-name="T1">S</text:span></text:p>
          </draw:text-box>
        </draw:frame>
        <draw:frame draw:style-name="gr3" draw:text-style-name="P7" draw:layer="layout" svg:width="6.3cm" svg:height="1.665cm" svg:x="1.858cm" svg:y="1.394cm">
          <draw:text-box>
            <text:p text:style-name="P3"><text:span text:style-name="T2">Realizar reuniões </text:span></text:p>
            <text:p text:style-name="P3"><text:span text:style-name="T2">diárias de pé</text:span></text:p>
          </draw:text-box>
        </draw:frame>
        <draw:frame draw:style-name="gr4" draw:text-style-name="P5" draw:layer="layout" svg:width="4.1cm" svg:height="0.691cm" svg:x="4.1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8.4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3.094cm">
          <draw:text-box>
            <text:p text:style-name="P1"><text:span text:style-name="T1">S</text:span></text:p>
          </draw:text-box>
        </draw:frame>
        <draw:frame draw:style-name="gr3" draw:text-style-name="P7" draw:layer="layout" svg:width="6.3cm" svg:height="1.665cm" svg:x="8.458cm" svg:y="1.394cm">
          <draw:text-box>
            <text:p text:style-name="P3"><text:span text:style-name="T2">Ouvir por acaso um</text:span></text:p>
            <text:p text:style-name="P3"><text:span text:style-name="T2">problema e ajudar</text:span></text:p>
          </draw:text-box>
        </draw:frame>
        <draw:frame draw:style-name="gr4" draw:text-style-name="P5" draw:layer="layout" svg:width="4.1cm" svg:height="0.691cm" svg:x="10.7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5.858cm" svg:y="2.894cm">
          <draw:text-box>
            <text:p text:style-name="P1"><text:span text:style-name="T1">S</text:span></text:p>
          </draw:text-box>
        </draw:frame>
        <draw:custom-shape draw:style-name="gr9" draw:text-style-name="P1" draw:layer="layout" svg:width="6.5cm" svg:height="9cm" svg:x="1.8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736cm" svg:x="1.858cm" svg:y="10.494cm">
          <draw:text-box>
            <text:p text:style-name="P3"><text:span text:style-name="T2">Programação em pares e troca de pares frequentemente</text:span></text:p>
          </draw:text-box>
        </draw:frame>
        <draw:frame draw:style-name="gr4" draw:text-style-name="P5" draw:layer="layout" svg:width="4.1cm" svg:height="0.691cm" svg:x="4.1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8.4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8.458cm" svg:y="10.494cm">
          <draw:text-box>
            <text:p text:style-name="P3"><text:span text:style-name="T2">Desenvolvimento orientado</text:span></text:p>
            <text:p text:style-name="P3"><text:span text:style-name="T2">a testes (TDD)</text:span></text:p>
          </draw:text-box>
        </draw:frame>
        <draw:frame draw:style-name="gr4" draw:text-style-name="P5" draw:layer="layout" svg:width="4.1cm" svg:height="0.691cm" svg:x="10.7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6.846cm" svg:y="3.994cm">
          <draw:text-box>
            <text:p text:style-name="P1"><text:span text:style-name="T1">S</text:span></text:p>
          </draw:text-box>
        </draw:frame>
        <draw:custom-shape draw:style-name="gr9" draw:text-style-name="P1" draw:layer="layout" svg:width="6.5cm" svg:height="9cm" svg:x="15.0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3.094cm">
          <draw:text-box>
            <text:p text:style-name="P1"><text:span text:style-name="T1">S</text:span></text:p>
          </draw:text-box>
        </draw:frame>
        <draw:frame draw:style-name="gr3" draw:text-style-name="P7" draw:layer="layout" svg:width="6.3cm" svg:height="1.736cm" svg:x="15.058cm" svg:y="1.394cm">
          <draw:text-box>
            <text:p text:style-name="P3"><text:span text:style-name="T2">Fazer testes automatizados para demonstrar e corrigir defeitos</text:span></text:p>
          </draw:text-box>
        </draw:frame>
        <draw:frame draw:style-name="gr4" draw:text-style-name="P5" draw:layer="layout" svg:width="4.1cm" svg:height="0.691cm" svg:x="17.3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21.6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3.094cm">
          <draw:text-box>
            <text:p text:style-name="P1"><text:span text:style-name="T1">S</text:span></text:p>
          </draw:text-box>
        </draw:frame>
        <draw:frame draw:style-name="gr3" draw:text-style-name="P7" draw:layer="layout" svg:width="6.3cm" svg:height="1.665cm" svg:x="21.658cm" svg:y="1.394cm">
          <draw:text-box>
            <text:p text:style-name="P3"><text:span text:style-name="T2">Projeto emergente</text:span></text:p>
          </draw:text-box>
        </draw:frame>
        <draw:frame draw:style-name="gr4" draw:text-style-name="P5" draw:layer="layout" svg:width="4.1cm" svg:height="0.691cm" svg:x="23.9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15.0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15.058cm" svg:y="10.494cm">
          <draw:text-box>
            <text:p text:style-name="P3"><text:span text:style-name="T2">Desenvolvimento orientado</text:span></text:p>
            <text:p text:style-name="P3"><text:span text:style-name="T2">a testes (TDD)</text:span></text:p>
          </draw:text-box>
        </draw:frame>
        <draw:frame draw:style-name="gr4" draw:text-style-name="P5" draw:layer="layout" svg:width="4.1cm" svg:height="0.691cm" svg:x="17.3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21.6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21.658cm" svg:y="10.494cm">
          <draw:text-box>
            <text:p text:style-name="P3"><text:span text:style-name="T2">Spike</text:span></text:p>
          </draw:text-box>
        </draw:frame>
        <draw:frame draw:style-name="gr4" draw:text-style-name="P5" draw:layer="layout" svg:width="4.1cm" svg:height="0.691cm" svg:x="23.9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</draw:page>
      <draw:page draw:name="page26" draw:style-name="dp1" draw:master-page-name="Padrão"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.9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5cm" svg:y="1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6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cm" svg:y="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0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8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9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9.9cm" svg:y="1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0.9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.9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.9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.9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9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9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1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9cm" svg:y="1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9cm" svg:y="1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9cm" svg:y="1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2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1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5.1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1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.1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.1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.1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1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1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1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.2cm" svg:y="1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0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9.4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5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12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10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11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6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9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.1cm" svg:y="19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cm" svg:y="13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1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19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3.3cm">
          <draw:text-box>
            <text:p><text:span text:style-name="T5">eXtreme Programming</text:span></text:p>
          </draw:text-box>
        </draw:frame>
      </draw:page>
      <draw:page draw:name="page27" draw:style-name="dp1" draw:master-page-name="Padrão">
        <draw:custom-shape draw:style-name="gr9" draw:text-style-name="P1" draw:layer="layout" svg:width="6.5cm" svg:height="9cm" svg:x="1.8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3.094cm">
          <draw:text-box>
            <text:p text:style-name="P1"><text:span text:style-name="T1">S</text:span></text:p>
          </draw:text-box>
        </draw:frame>
        <draw:frame draw:style-name="gr3" draw:text-style-name="P7" draw:layer="layout" svg:width="6.3cm" svg:height="1.665cm" svg:x="1.858cm" svg:y="1.394cm">
          <draw:text-box>
            <text:p text:style-name="P3"><text:span text:style-name="T2">Você não vai precisar disso (YAGNI)</text:span></text:p>
          </draw:text-box>
        </draw:frame>
        <draw:frame draw:style-name="gr4" draw:text-style-name="P5" draw:layer="layout" svg:width="4.1cm" svg:height="0.691cm" svg:x="4.1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8.4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3.094cm">
          <draw:text-box>
            <text:p text:style-name="P1"><text:span text:style-name="T1">S</text:span></text:p>
          </draw:text-box>
        </draw:frame>
        <draw:frame draw:style-name="gr3" draw:text-style-name="P7" draw:layer="layout" svg:width="6.3cm" svg:height="1.665cm" svg:x="8.458cm" svg:y="1.394cm">
          <draw:text-box>
            <text:p text:style-name="P3"><text:span text:style-name="T2">Espaço de trabalho aberto</text:span></text:p>
          </draw:text-box>
        </draw:frame>
        <draw:frame draw:style-name="gr4" draw:text-style-name="P5" draw:layer="layout" svg:width="4.1cm" svg:height="0.691cm" svg:x="10.7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5.858cm" svg:y="2.894cm">
          <draw:text-box>
            <text:p text:style-name="P1"><text:span text:style-name="T1">S</text:span></text:p>
          </draw:text-box>
        </draw:frame>
        <draw:custom-shape draw:style-name="gr9" draw:text-style-name="P1" draw:layer="layout" svg:width="6.5cm" svg:height="9cm" svg:x="1.8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1.858cm" svg:y="10.494cm">
          <draw:text-box>
            <text:p text:style-name="P3"><text:span text:style-name="T2">Melhorar as estimativas</text:span></text:p>
          </draw:text-box>
        </draw:frame>
        <draw:frame draw:style-name="gr4" draw:text-style-name="P5" draw:layer="layout" svg:width="4.1cm" svg:height="0.691cm" svg:x="4.1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8.4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8.458cm" svg:y="10.494cm">
          <draw:text-box>
            <text:p text:style-name="P3"><text:span text:style-name="T2">Testar tudo o que</text:span></text:p>
            <text:p text:style-name="P3"><text:span text:style-name="T2">poderia quebrar</text:span></text:p>
          </draw:text-box>
        </draw:frame>
        <draw:frame draw:style-name="gr4" draw:text-style-name="P5" draw:layer="layout" svg:width="4.1cm" svg:height="0.691cm" svg:x="10.7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6.846cm" svg:y="3.994cm">
          <draw:text-box>
            <text:p text:style-name="P1"><text:span text:style-name="T1">S</text:span></text:p>
          </draw:text-box>
        </draw:frame>
        <draw:custom-shape draw:style-name="gr9" draw:text-style-name="P1" draw:layer="layout" svg:width="6.5cm" svg:height="9cm" svg:x="15.0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3.094cm">
          <draw:text-box>
            <text:p text:style-name="P1"><text:span text:style-name="T1">S</text:span></text:p>
          </draw:text-box>
        </draw:frame>
        <draw:frame draw:style-name="gr3" draw:text-style-name="P7" draw:layer="layout" svg:width="6.3cm" svg:height="1.665cm" svg:x="15.058cm" svg:y="1.394cm">
          <draw:text-box>
            <text:p text:style-name="P3"><text:span text:style-name="T2">Ter um ambiente completo de desenvolvimento local</text:span></text:p>
          </draw:text-box>
        </draw:frame>
        <draw:frame draw:style-name="gr4" draw:text-style-name="P5" draw:layer="layout" svg:width="4.1cm" svg:height="0.691cm" svg:x="17.3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21.6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3.094cm">
          <draw:text-box>
            <text:p text:style-name="P1"><text:span text:style-name="T1">S</text:span></text:p>
          </draw:text-box>
        </draw:frame>
        <draw:frame draw:style-name="gr3" draw:text-style-name="P7" draw:layer="layout" svg:width="6.3cm" svg:height="1.665cm" svg:x="21.658cm" svg:y="1.394cm">
          <draw:text-box>
            <text:p text:style-name="P3"><text:span text:style-name="T2">Propriedade coletiva</text:span></text:p>
            <text:p text:style-name="P3"><text:span text:style-name="T2">de código</text:span></text:p>
          </draw:text-box>
        </draw:frame>
        <draw:frame draw:style-name="gr4" draw:text-style-name="P5" draw:layer="layout" svg:width="4.1cm" svg:height="0.691cm" svg:x="23.9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15.0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15.058cm" svg:y="10.494cm">
          <draw:text-box>
            <text:p text:style-name="P3"><text:span text:style-name="T2">Planejamento de entrega/iteração</text:span></text:p>
          </draw:text-box>
        </draw:frame>
        <draw:frame draw:style-name="gr4" draw:text-style-name="P5" draw:layer="layout" svg:width="4.1cm" svg:height="0.691cm" svg:x="17.3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21.6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21.658cm" svg:y="10.494cm">
          <draw:text-box>
            <text:p text:style-name="P3"><text:span text:style-name="T2">Planejamento de entrega/iteração</text:span></text:p>
          </draw:text-box>
        </draw:frame>
        <draw:frame draw:style-name="gr4" draw:text-style-name="P5" draw:layer="layout" svg:width="4.1cm" svg:height="0.691cm" svg:x="23.9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</draw:page>
      <draw:page draw:name="page28" draw:style-name="dp1" draw:master-page-name="Padrão"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.9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5cm" svg:y="1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6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cm" svg:y="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0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8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9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9.9cm" svg:y="1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0.9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.9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.9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.9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9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9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1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9cm" svg:y="1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9cm" svg:y="1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9cm" svg:y="1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2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1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5.1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1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.1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.1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.1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1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1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1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.2cm" svg:y="1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0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9.4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5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12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10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11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6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9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.1cm" svg:y="19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cm" svg:y="13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1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19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3.3cm">
          <draw:text-box>
            <text:p><text:span text:style-name="T5">eXtreme Programming</text:span></text:p>
          </draw:text-box>
        </draw:frame>
      </draw:page>
      <draw:page draw:name="page29" draw:style-name="dp1" draw:master-page-name="Padrão">
        <draw:custom-shape draw:style-name="gr9" draw:text-style-name="P1" draw:layer="layout" svg:width="6.5cm" svg:height="9cm" svg:x="1.8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3.094cm">
          <draw:text-box>
            <text:p text:style-name="P1"><text:span text:style-name="T1">S</text:span></text:p>
          </draw:text-box>
        </draw:frame>
        <draw:frame draw:style-name="gr3" draw:text-style-name="P7" draw:layer="layout" svg:width="6.3cm" svg:height="1.665cm" svg:x="1.858cm" svg:y="1.394cm">
          <draw:text-box>
            <text:p text:style-name="P3"><text:span text:style-name="T2">________________________________________________________________</text:span></text:p>
          </draw:text-box>
        </draw:frame>
        <draw:frame draw:style-name="gr4" draw:text-style-name="P5" draw:layer="layout" svg:width="4.1cm" svg:height="0.691cm" svg:x="4.1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8.4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3.094cm">
          <draw:text-box>
            <text:p text:style-name="P1"><text:span text:style-name="T1">S</text:span></text:p>
          </draw:text-box>
        </draw:frame>
        <draw:frame draw:style-name="gr3" draw:text-style-name="P7" draw:layer="layout" svg:width="6.3cm" svg:height="1.665cm" svg:x="8.458cm" svg:y="1.394cm">
          <draw:text-box>
            <text:p text:style-name="P3"><text:span text:style-name="T2">________________________________________________________________</text:span></text:p>
          </draw:text-box>
        </draw:frame>
        <draw:frame draw:style-name="gr4" draw:text-style-name="P5" draw:layer="layout" svg:width="4.1cm" svg:height="0.691cm" svg:x="10.7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5.858cm" svg:y="2.894cm">
          <draw:text-box>
            <text:p text:style-name="P1"><text:span text:style-name="T1">S</text:span></text:p>
          </draw:text-box>
        </draw:frame>
        <draw:custom-shape draw:style-name="gr9" draw:text-style-name="P1" draw:layer="layout" svg:width="6.5cm" svg:height="9cm" svg:x="1.8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.8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1.858cm" svg:y="10.494cm">
          <draw:text-box>
            <text:p text:style-name="P3"><text:span text:style-name="T2">________________________________________________________________</text:span></text:p>
          </draw:text-box>
        </draw:frame>
        <draw:frame draw:style-name="gr4" draw:text-style-name="P5" draw:layer="layout" svg:width="4.1cm" svg:height="0.691cm" svg:x="4.1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8.4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8.4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8.458cm" svg:y="10.494cm">
          <draw:text-box>
            <text:p text:style-name="P3"><text:span text:style-name="T2">________________________________________________________________</text:span></text:p>
          </draw:text-box>
        </draw:frame>
        <draw:frame draw:style-name="gr4" draw:text-style-name="P5" draw:layer="layout" svg:width="4.1cm" svg:height="0.691cm" svg:x="10.7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frame draw:style-name="gr2" draw:text-style-name="P2" draw:layer="layout" svg:width="6.5cm" svg:height="5.7cm" svg:x="16.846cm" svg:y="3.994cm">
          <draw:text-box>
            <text:p text:style-name="P1"><text:span text:style-name="T1">S</text:span></text:p>
          </draw:text-box>
        </draw:frame>
        <draw:custom-shape draw:style-name="gr9" draw:text-style-name="P1" draw:layer="layout" svg:width="6.5cm" svg:height="9cm" svg:x="15.0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3.094cm">
          <draw:text-box>
            <text:p text:style-name="P1"><text:span text:style-name="T1">S</text:span></text:p>
          </draw:text-box>
        </draw:frame>
        <draw:frame draw:style-name="gr3" draw:text-style-name="P7" draw:layer="layout" svg:width="6.3cm" svg:height="1.665cm" svg:x="15.058cm" svg:y="1.394cm">
          <draw:text-box>
            <text:p text:style-name="P3"><text:span text:style-name="T2">________________________________________________________________</text:span></text:p>
          </draw:text-box>
        </draw:frame>
        <draw:frame draw:style-name="gr4" draw:text-style-name="P5" draw:layer="layout" svg:width="4.1cm" svg:height="0.691cm" svg:x="17.3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21.658cm" svg:y="1.3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3.094cm">
          <draw:text-box>
            <text:p text:style-name="P1"><text:span text:style-name="T1">S</text:span></text:p>
          </draw:text-box>
        </draw:frame>
        <draw:frame draw:style-name="gr3" draw:text-style-name="P7" draw:layer="layout" svg:width="6.3cm" svg:height="1.665cm" svg:x="21.658cm" svg:y="1.394cm">
          <draw:text-box>
            <text:p text:style-name="P3"><text:span text:style-name="T2">________________________________________________________________</text:span></text:p>
          </draw:text-box>
        </draw:frame>
        <draw:frame draw:style-name="gr4" draw:text-style-name="P5" draw:layer="layout" svg:width="4.1cm" svg:height="0.691cm" svg:x="23.958cm" svg:y="7.5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15.0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15.0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15.058cm" svg:y="10.494cm">
          <draw:text-box>
            <text:p text:style-name="P3"><text:span text:style-name="T2">________________________________________________________________</text:span></text:p>
          </draw:text-box>
        </draw:frame>
        <draw:frame draw:style-name="gr4" draw:text-style-name="P5" draw:layer="layout" svg:width="4.1cm" svg:height="0.691cm" svg:x="17.3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  <draw:custom-shape draw:style-name="gr9" draw:text-style-name="P1" draw:layer="layout" svg:width="6.5cm" svg:height="9cm" svg:x="21.658cm" svg:y="10.494cm">
          <text:p/>
          <draw:enhanced-geometry svg:viewBox="0 0 21600 21600" draw:path-stretchpoint-x="10800" draw:path-stretchpoint-y="10800" draw:text-areas="?f3 ?f4 ?f5 ?f6" draw:type="round-rectangle" draw:modifiers="1628.05722196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5cm" svg:height="5.7cm" svg:x="21.658cm" svg:y="12.194cm">
          <draw:text-box>
            <text:p text:style-name="P1"><text:span text:style-name="T1">S</text:span></text:p>
          </draw:text-box>
        </draw:frame>
        <draw:frame draw:style-name="gr6" draw:text-style-name="P4" draw:layer="layout" svg:width="6.3cm" svg:height="1.301cm" svg:x="21.658cm" svg:y="10.494cm">
          <draw:text-box>
            <text:p text:style-name="P3"><text:span text:style-name="T2">________________________________________________________________</text:span></text:p>
          </draw:text-box>
        </draw:frame>
        <draw:frame draw:style-name="gr4" draw:text-style-name="P5" draw:layer="layout" svg:width="4.1cm" svg:height="0.691cm" svg:x="23.958cm" svg:y="16.694cm">
          <draw:text-box>
            <text:p><text:span text:style-name="T3">e</text:span><text:span text:style-name="T4">X</text:span><text:span text:style-name="T3">treme </text:span><text:span text:style-name="T4">P</text:span><text:span text:style-name="T3">rogramming</text:span></text:p>
          </draw:text-box>
        </draw:frame>
      </draw:page>
      <draw:page draw:name="page30" draw:style-name="dp1" draw:master-page-name="Padrão"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2cm" svg:y="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cm" svg:y="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9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8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.9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1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1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5cm" svg:y="1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6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cm" svg:y="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0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9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8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9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7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8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.8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9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8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8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9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9.9cm" svg:y="1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0.9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2.9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.9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.9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9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9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1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1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9cm" svg:y="1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9cm" svg:y="17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9cm" svg:y="1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1.3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1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2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4.2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5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1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.9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0.2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1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2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cm" svg:y="1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.2cm" svg:y="1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5.1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1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8.1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9.1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0.1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.1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.1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.1cm" svg:y="9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.1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.1cm" svg:y="1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.1cm" svg:y="1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.2cm" svg:y="1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.2cm" svg:y="1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6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8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9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9cm" svg:y="9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1cm" svg:y="10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5.9cm" svg:y="1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1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13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0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1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2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3cm" svg:y="4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4cm" svg:y="5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5cm" svg:y="6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7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8.4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9.4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1.2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2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3.1cm" svg:y="3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1cm" svg:y="4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4.9cm" svg:y="5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6cm" svg:y="6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7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.8cm" svg:y="8.3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25cm" svg:y="1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6cm" svg:y="2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7cm" svg:y="3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8cm" svg:y="4.3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9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0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1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2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3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4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.8cm" svg:y="15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0.9cm" svg:y="16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cm" svg:y="17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2.8cm" svg:y="18.2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3.9cm" svg:y="19.2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8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9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0.3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1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2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5.9cm" svg:y="17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6.9cm" svg:y="18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7.9cm" svg:y="19.2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cm" svg:y="10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8cm" svg:y="11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1.9cm" svg:y="12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3.7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.8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6.8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7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9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0.9cm" svg:y="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.9cm" svg:y="10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.9cm" svg:y="11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.9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.9cm" svg:y="13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.9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.9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9.9cm" svg:y="16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3cm" svg:y="19.1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-2cm" svg:y="13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cm" svg:y="14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0.2cm" svg:y="15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0.9cm" svg:y="16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1cm" svg:y="17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.9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4cm" svg:y="19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2.1cm" svg:y="18.1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-1.1cm" svg:y="19cm">
          <draw:text-box>
            <text:p><text:span text:style-name="T5">eXtreme Programming</text:span></text:p>
          </draw:text-box>
        </draw:frame>
        <draw:frame draw:style-name="gr7" draw:text-style-name="P6" draw:layer="layout" svg:width="1cm" svg:height="0.7cm" svg:x="1cm" svg:y="12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cm" svg:y="13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3cm" svg:y="14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4cm" svg:y="15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5cm" svg:y="16.2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6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7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8cm" svg:y="19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0.9cm" svg:y="17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1.9cm" svg:y="18.1cm">
          <draw:text-box>
            <text:p><text:span text:style-name="T5">XP</text:span></text:p>
          </draw:text-box>
        </draw:frame>
        <draw:frame draw:style-name="gr7" draw:text-style-name="P6" draw:layer="layout" svg:width="1cm" svg:height="0.7cm" svg:x="2.9cm" svg:y="19cm">
          <draw:text-box>
            <text:p><text:span text:style-name="T5">XP</text:span></text:p>
          </draw:text-box>
        </draw:frame>
        <draw:frame draw:style-name="gr7" draw:text-style-name="P6" draw:layer="layout" svg:width="4.1cm" svg:height="0.7cm" svg:x="26.1cm" svg:y="1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7cm" svg:y="2.3cm">
          <draw:text-box>
            <text:p><text:span text:style-name="T5">eXtreme Programming</text:span></text:p>
          </draw:text-box>
        </draw:frame>
        <draw:frame draw:style-name="gr7" draw:text-style-name="P6" draw:layer="layout" svg:width="4.1cm" svg:height="0.7cm" svg:x="28.1cm" svg:y="3.3cm">
          <draw:text-box>
            <text:p><text:span text:style-name="T5">eXtreme Programm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Purisa" svg:font-family="Purisa" style:font-pitch="variable"/>
    <style:font-face style:name="Tahoma1" svg:font-family="Tahoma" style:font-pitch="variable"/>
    <style:font-face style:name="Times New Roman2" svg:font-family="'Times New Roman'" style:font-pitch="variable"/>
    <style:font-face style:name="Castellar" svg:font-family="Castel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2.2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MT1" style:family="text">
      <style:text-properties fo:font-size="11pt" fo:font-style="italic" style:font-size-asian="11pt" style:font-style-asian="italic" style:font-size-complex="11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draw:frame draw:style-name="Mgr1" draw:text-style-name="MP2" draw:layer="backgroundobjects" svg:width="26.4cm" svg:height="1.571cm" svg:x="1.7cm" svg:y="19.683cm">
        <draw:text-box>
          <text:p text:style-name="MP1"><text:span text:style-name="MT1">"Estas cartas foram criadas pelo XP Coach e fundador da Industrial Logic Joshua Kerievsky. Industrial Logic, pioneira e líder em XP, provê um conjunto completo de serviços e workshops. Visite hoje a industriallogic.com. Encontre instruções para vários jogos aqui: http://www.industriallogic.com/blog/xp-playing-cards. Tradução e adaptação por Dionatan Moura e Jamile Alves. Licença (CC BY-NC-SA 3.0 US) https://creativecommons.org/licenses/by-nc-sa/3.0/us/"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4:26:25.414000000</meta:creation-date>
    <meta:editing-duration>PT41M58S</meta:editing-duration>
    <meta:editing-cycles>15</meta:editing-cycles>
    <meta:generator>LibreOffice/4.2.2.1$Windows_x86 LibreOffice_project/3be8cda0bddd8e430d8cda1ebfd581265cca5a0f</meta:generator>
    <dc:date>2015-05-04T10:33:43.673000000</dc:date>
    <meta:print-date>2015-01-19T09:44:25.719000000</meta:print-date>
    <meta:document-statistic meta:object-count="4972"/>
  </office:meta>
</office:document-meta>
</file>